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OpenSymbol" svg:font-family="OpenSymbol"/>
    <style:font-face style:name="arial" svg:font-family="arial, helvetica, 'ＭＳ Ｐゴシック', 'ＭＳ ゴシック', Osaka, 'MS PGothic', sans-serif"/>
    <style:font-face style:name="inherit" svg:font-family="inherit"/>
    <style:font-face style:name="sans-serif" svg:font-family="sans-serif"/>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2a31" officeooo:paragraph-rsid="001ebd7c"/>
    </style:style>
    <style:style style:name="P2" style:family="paragraph" style:parent-style-name="Standard">
      <style:text-properties officeooo:rsid="001d2a31" officeooo:paragraph-rsid="00409c56"/>
    </style:style>
    <style:style style:name="P3" style:family="paragraph" style:parent-style-name="Standard">
      <style:text-properties officeooo:rsid="001d2a31" officeooo:paragraph-rsid="00459775"/>
    </style:style>
    <style:style style:name="P4" style:family="paragraph" style:parent-style-name="Standard">
      <style:text-properties officeooo:rsid="001d2a31" officeooo:paragraph-rsid="00b39c7c"/>
    </style:style>
    <style:style style:name="P5" style:family="paragraph" style:parent-style-name="Standard">
      <style:text-properties officeooo:rsid="001ebdb1" officeooo:paragraph-rsid="001ebdb1"/>
    </style:style>
    <style:style style:name="P6" style:family="paragraph" style:parent-style-name="Standard">
      <style:text-properties officeooo:rsid="001ebdb1" officeooo:paragraph-rsid="0037dba7"/>
    </style:style>
    <style:style style:name="P7" style:family="paragraph" style:parent-style-name="Standard">
      <style:text-properties fo:font-variant="normal" fo:text-transform="none" fo:color="#000000" style:font-name="Georgia" fo:font-size="11.25pt" fo:letter-spacing="normal" fo:font-style="normal" fo:font-weight="normal" officeooo:rsid="001ebdb1" officeooo:paragraph-rsid="0088784f"/>
    </style:style>
    <style:style style:name="P8" style:family="paragraph" style:parent-style-name="Standard">
      <style:text-properties fo:font-variant="normal" fo:text-transform="none" fo:color="#000000" style:font-name="Georgia" fo:font-size="11.25pt" fo:letter-spacing="normal" fo:font-style="normal" fo:font-weight="normal" officeooo:rsid="00245081" officeooo:paragraph-rsid="00245081"/>
    </style:style>
    <style:style style:name="P9" style:family="paragraph" style:parent-style-name="Standard">
      <style:text-properties officeooo:rsid="00245081" officeooo:paragraph-rsid="00245081"/>
    </style:style>
    <style:style style:name="P10" style:family="paragraph" style:parent-style-name="Standard">
      <style:text-properties officeooo:rsid="00245081" officeooo:paragraph-rsid="00327744"/>
    </style:style>
    <style:style style:name="P11" style:family="paragraph" style:parent-style-name="Standard">
      <style:text-properties fo:color="#0000ff" officeooo:rsid="00245081" officeooo:paragraph-rsid="00245081"/>
    </style:style>
    <style:style style:name="P12" style:family="paragraph" style:parent-style-name="Standard">
      <style:text-properties fo:color="#0000ff" officeooo:rsid="00245081" officeooo:paragraph-rsid="00327744"/>
    </style:style>
    <style:style style:name="P13" style:family="paragraph" style:parent-style-name="Standard">
      <style:text-properties fo:color="#0000ff" officeooo:rsid="00245081" officeooo:paragraph-rsid="00409c56"/>
    </style:style>
    <style:style style:name="P14" style:family="paragraph" style:parent-style-name="Standard">
      <style:text-properties officeooo:rsid="002ede93" officeooo:paragraph-rsid="002ede93"/>
    </style:style>
    <style:style style:name="P15" style:family="paragraph" style:parent-style-name="Standard">
      <style:text-properties fo:font-size="12pt" officeooo:rsid="0027aa80" officeooo:paragraph-rsid="004447bf" style:font-size-asian="12pt" style:font-size-complex="12pt"/>
    </style:style>
    <style:style style:name="P16" style:family="paragraph" style:parent-style-name="Standard">
      <style:text-properties fo:color="#000000" officeooo:rsid="00245081" officeooo:paragraph-rsid="00245081"/>
    </style:style>
    <style:style style:name="P17" style:family="paragraph" style:parent-style-name="Standard">
      <style:text-properties fo:font-weight="bold" officeooo:rsid="0039da2d" officeooo:paragraph-rsid="0039da2d" style:font-weight-asian="bold" style:font-weight-complex="bold"/>
    </style:style>
    <style:style style:name="P18" style:family="paragraph" style:parent-style-name="Standard">
      <style:text-properties fo:font-weight="bold" officeooo:rsid="001ebd7c" officeooo:paragraph-rsid="00245081" style:font-weight-asian="bold" style:font-weight-complex="bold"/>
    </style:style>
    <style:style style:name="P19" style:family="paragraph" style:parent-style-name="Standard">
      <style:text-properties fo:font-weight="bold" officeooo:rsid="001ebd7c" officeooo:paragraph-rsid="001ebd7c" style:font-weight-asian="bold" style:font-weight-complex="bold"/>
    </style:style>
    <style:style style:name="P20" style:family="paragraph" style:parent-style-name="Standard">
      <style:text-properties officeooo:rsid="00b11538" officeooo:paragraph-rsid="00b11538"/>
    </style:style>
    <style:style style:name="P21" style:family="paragraph" style:parent-style-name="Text_20_body">
      <style:text-properties fo:font-variant="normal" fo:text-transform="none" fo:color="#000000" style:font-name="Georgia" fo:font-size="11.25pt" fo:letter-spacing="normal" fo:font-style="normal" fo:font-weight="normal" officeooo:rsid="0067dfc5" officeooo:paragraph-rsid="00b22ec1"/>
    </style:style>
    <style:style style:name="P22" style:family="paragraph" style:parent-style-name="Text_20_body">
      <style:paragraph-properties fo:margin-left="0in" fo:margin-right="0in" fo:margin-top="0in" fo:margin-bottom="0.1043in" style:contextual-spacing="false" fo:line-height="150%"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23" style:family="paragraph" style:parent-style-name="Standard" style:master-page-name="Standard">
      <style:paragraph-properties style:page-number="auto"/>
      <style:text-properties fo:color="#0000ff" officeooo:rsid="00245081" officeooo:paragraph-rsid="00245081"/>
    </style:style>
    <style:style style:name="P24" style:family="paragraph" style:parent-style-name="Standard">
      <style:text-properties officeooo:rsid="001d2a31" officeooo:paragraph-rsid="00f58996"/>
    </style:style>
    <style:style style:name="P25" style:family="paragraph" style:parent-style-name="Standard">
      <style:text-properties officeooo:rsid="001d2a31" officeooo:paragraph-rsid="010795bc"/>
    </style:style>
    <style:style style:name="P26" style:family="paragraph" style:parent-style-name="Standard">
      <style:text-properties officeooo:rsid="001d2a31" officeooo:paragraph-rsid="0108fefb"/>
    </style:style>
    <style:style style:name="P27" style:family="paragraph" style:parent-style-name="Standard">
      <style:text-properties officeooo:rsid="0031b9fd" officeooo:paragraph-rsid="0113e99e"/>
    </style:style>
    <style:style style:name="P28" style:family="paragraph" style:parent-style-name="Standard">
      <style:text-properties officeooo:rsid="0031b9fd" officeooo:paragraph-rsid="0152bdb9"/>
    </style:style>
    <style:style style:name="P29" style:family="paragraph" style:parent-style-name="Standard">
      <style:text-properties officeooo:rsid="0031b9fd" officeooo:paragraph-rsid="01c2c44d"/>
    </style:style>
    <style:style style:name="P30" style:family="paragraph" style:parent-style-name="Standard">
      <style:text-properties fo:font-weight="bold" officeooo:rsid="00951c20" officeooo:paragraph-rsid="00951c20" style:font-weight-asian="bold" style:font-weight-complex="bold"/>
    </style:style>
    <style:style style:name="P31" style:family="paragraph" style:parent-style-name="Standard">
      <style:text-properties fo:font-weight="bold" officeooo:rsid="001ebdb1" officeooo:paragraph-rsid="016a567d" style:font-weight-asian="bold" style:font-weight-complex="bold"/>
    </style:style>
    <style:style style:name="P32" style:family="paragraph" style:parent-style-name="Standard">
      <style:text-properties style:font-name="Arial1" fo:font-size="11pt" officeooo:rsid="001ebdb1" officeooo:paragraph-rsid="01d07b56" style:font-size-asian="11pt" style:font-name-complex="Arial2" style:font-size-complex="11pt"/>
    </style:style>
    <style:style style:name="P33" style:family="paragraph" style:parent-style-name="Standard">
      <style:text-properties officeooo:rsid="0029dbe9" officeooo:paragraph-rsid="01248a69"/>
    </style:style>
    <style:style style:name="P34" style:family="paragraph" style:parent-style-name="Standard">
      <style:text-properties officeooo:rsid="0029dbe9" officeooo:paragraph-rsid="01267f0b"/>
    </style:style>
    <style:style style:name="P35" style:family="paragraph" style:parent-style-name="Standard">
      <style:text-properties fo:font-variant="normal" fo:text-transform="none" fo:color="#000000" style:font-name="Georgia" fo:font-size="11.25pt" fo:letter-spacing="normal" fo:font-style="normal" fo:font-weight="normal" officeooo:rsid="001ebdb1" officeooo:paragraph-rsid="01c71e17"/>
    </style:style>
    <style:style style:name="P36" style:family="paragraph" style:parent-style-name="Standard">
      <style:text-properties officeooo:rsid="001ebdb1" officeooo:paragraph-rsid="001ebdb1"/>
    </style:style>
    <style:style style:name="P37" style:family="paragraph" style:parent-style-name="Standard">
      <style:text-properties officeooo:rsid="001ebdb1" officeooo:paragraph-rsid="01046147"/>
    </style:style>
    <style:style style:name="P38" style:family="paragraph" style:parent-style-name="Standard">
      <style:text-properties officeooo:rsid="001ebdb1" officeooo:paragraph-rsid="011a4753"/>
    </style:style>
    <style:style style:name="P39" style:family="paragraph" style:parent-style-name="Standard">
      <style:text-properties officeooo:rsid="001ebdb1" officeooo:paragraph-rsid="01b960a7"/>
    </style:style>
    <style:style style:name="P40" style:family="paragraph" style:parent-style-name="Standard">
      <style:text-properties officeooo:rsid="001ebdb1" officeooo:paragraph-rsid="01248a69"/>
    </style:style>
    <style:style style:name="P41" style:family="paragraph" style:parent-style-name="Standard">
      <style:text-properties officeooo:rsid="001ebdb1" officeooo:paragraph-rsid="01c71e17"/>
    </style:style>
    <style:style style:name="P42" style:family="paragraph" style:parent-style-name="Standard">
      <style:text-properties officeooo:paragraph-rsid="0115a6c5"/>
    </style:style>
    <style:style style:name="P43" style:family="paragraph" style:parent-style-name="Standard">
      <style:text-properties fo:font-size="12pt" officeooo:paragraph-rsid="0115a6c5" style:font-size-asian="12pt" style:font-size-complex="12pt"/>
    </style:style>
    <style:style style:name="P44" style:family="paragraph" style:parent-style-name="Standard">
      <style:text-properties fo:font-size="12pt" officeooo:paragraph-rsid="01d8f524" style:font-size-asian="12pt" style:font-size-complex="12pt"/>
    </style:style>
    <style:style style:name="P45" style:family="paragraph" style:parent-style-name="Standard">
      <style:text-properties fo:font-size="12pt" officeooo:paragraph-rsid="01dae982" style:font-size-asian="12pt" style:font-size-complex="12pt"/>
    </style:style>
    <style:style style:name="P46" style:family="paragraph" style:parent-style-name="Standard">
      <style:text-properties officeooo:rsid="00951c20" officeooo:paragraph-rsid="00951c20"/>
    </style:style>
    <style:style style:name="P47" style:family="paragraph" style:parent-style-name="Standard">
      <style:text-properties officeooo:rsid="00951c20" officeooo:paragraph-rsid="01cd9daa"/>
    </style:style>
    <style:style style:name="P48" style:family="paragraph" style:parent-style-name="Standard">
      <style:text-properties officeooo:rsid="00951c20" officeooo:paragraph-rsid="01e70285"/>
    </style:style>
    <style:style style:name="P49" style:family="paragraph" style:parent-style-name="Standard">
      <style:text-properties officeooo:paragraph-rsid="019c0fd2"/>
    </style:style>
    <style:style style:name="P50" style:family="paragraph" style:parent-style-name="Standard">
      <style:paragraph-properties fo:text-align="start" style:justify-single-word="false"/>
      <style:text-properties officeooo:paragraph-rsid="01f09fb5"/>
    </style:style>
    <style:style style:name="P51" style:family="paragraph" style:parent-style-name="Standard">
      <style:text-properties fo:color="#0000ff" officeooo:rsid="0031b9fd" officeooo:paragraph-rsid="01c2c44d"/>
    </style:style>
    <style:style style:name="P52" style:family="paragraph" style:parent-style-name="Standard">
      <style:text-properties fo:color="#0000ff" officeooo:rsid="0031b9fd" officeooo:paragraph-rsid="0152bdb9"/>
    </style:style>
    <style:style style:name="P53" style:family="paragraph" style:parent-style-name="Standard">
      <style:text-properties fo:color="#0000ff" officeooo:rsid="0031b9fd" officeooo:paragraph-rsid="00bdacbf"/>
    </style:style>
    <style:style style:name="P54" style:family="paragraph" style:parent-style-name="Standard">
      <style:text-properties officeooo:paragraph-rsid="01e70285"/>
    </style:style>
    <style:style style:name="P55" style:family="paragraph" style:parent-style-name="Standard">
      <style:text-properties officeooo:paragraph-rsid="01f09fb5"/>
    </style:style>
    <style:style style:name="P56" style:family="paragraph" style:parent-style-name="Standard" style:list-style-name="WWNum10">
      <style:paragraph-properties fo:margin-top="0.0835in" fo:margin-bottom="0in" style:contextual-spacing="false"/>
      <style:text-properties style:font-name="Arial1" fo:font-size="11pt" officeooo:paragraph-rsid="0134189c" style:font-size-asian="11pt" style:font-name-complex="Arial2" style:font-size-complex="11pt"/>
    </style:style>
    <style:style style:name="P57" style:family="paragraph" style:parent-style-name="Standard" style:list-style-name="WWNum10">
      <style:paragraph-properties fo:margin-top="0.0835in" fo:margin-bottom="0in" style:contextual-spacing="false"/>
      <style:text-properties style:font-name="Arial1" fo:font-size="11pt" officeooo:paragraph-rsid="0134b23f" style:font-size-asian="11pt" style:font-name-complex="Arial2" style:font-size-complex="11pt"/>
    </style:style>
    <style:style style:name="P58" style:family="paragraph" style:parent-style-name="Standard" style:list-style-name="WWNum10">
      <style:paragraph-properties fo:margin-top="0.0835in" fo:margin-bottom="0in" style:contextual-spacing="false"/>
      <style:text-properties style:font-name="Arial1" fo:font-size="11pt" officeooo:paragraph-rsid="016a2e1b" style:font-size-asian="11pt" style:font-name-complex="Arial2" style:font-size-complex="11pt"/>
    </style:style>
    <style:style style:name="P59" style:family="paragraph" style:parent-style-name="Standard" style:list-style-name="WWNum10">
      <style:paragraph-properties fo:margin-top="0.0835in" fo:margin-bottom="0in" style:contextual-spacing="false"/>
      <style:text-properties style:font-name="Arial1" fo:font-size="11pt" officeooo:paragraph-rsid="017a0f91" style:font-size-asian="11pt" style:font-name-complex="Arial2" style:font-size-complex="11pt"/>
    </style:style>
    <style:style style:name="P60" style:family="paragraph" style:parent-style-name="Standard" style:list-style-name="WWNum10">
      <style:paragraph-properties fo:margin-top="0.0835in" fo:margin-bottom="0in" style:contextual-spacing="false"/>
      <style:text-properties style:font-name="Arial1" fo:font-size="11pt" officeooo:rsid="00245081" officeooo:paragraph-rsid="0134189c" style:font-size-asian="11pt" style:font-name-complex="Arial2" style:font-size-complex="11pt"/>
    </style:style>
    <style:style style:name="P61" style:family="paragraph" style:parent-style-name="Standard" style:list-style-name="WWNum10">
      <style:paragraph-properties fo:margin-top="0.0835in" fo:margin-bottom="0in" style:contextual-spacing="false"/>
      <style:text-properties style:font-name="Arial1" fo:font-size="11pt" officeooo:rsid="001ebdb1" officeooo:paragraph-rsid="0134b23f" style:font-size-asian="11pt" style:font-name-complex="Arial2" style:font-size-complex="11pt"/>
    </style:style>
    <style:style style:name="P62" style:family="paragraph" style:parent-style-name="Standard">
      <style:paragraph-properties fo:margin-top="0.0835in" fo:margin-bottom="0in" style:contextual-spacing="false"/>
      <style:text-properties style:font-name="Arial1" fo:font-size="11pt" officeooo:rsid="001ebdb1" officeooo:paragraph-rsid="0140bee3" style:font-size-asian="11pt" style:font-name-complex="Arial2" style:font-size-complex="11pt"/>
    </style:style>
    <style:style style:name="P63" style:family="paragraph" style:parent-style-name="Standard">
      <style:paragraph-properties fo:margin-top="0.0835in" fo:margin-bottom="0in" style:contextual-spacing="false"/>
      <style:text-properties style:font-name="Arial1" fo:font-size="11pt" officeooo:rsid="001ebdb1" officeooo:paragraph-rsid="0134b23f" style:font-size-asian="11pt" style:font-name-complex="Arial2" style:font-size-complex="11pt"/>
    </style:style>
    <style:style style:name="P64" style:family="paragraph" style:parent-style-name="Standard">
      <style:paragraph-properties fo:margin-top="0.0835in" fo:margin-bottom="0in" style:contextual-spacing="false"/>
      <style:text-properties style:font-name="Arial1" fo:font-size="11pt" fo:font-weight="bold" officeooo:rsid="0029dbe9" officeooo:paragraph-rsid="019b4137" style:font-size-asian="11pt" style:font-weight-asian="bold" style:font-name-complex="Arial2" style:font-size-complex="11pt" style:font-weight-complex="normal"/>
    </style:style>
    <style:style style:name="P65" style:family="paragraph" style:parent-style-name="Standard" style:list-style-name="WWNum10">
      <style:paragraph-properties fo:margin-top="0.0835in" fo:margin-bottom="0in" style:contextual-spacing="false"/>
      <style:text-properties style:font-name="Arial1" fo:font-size="11pt" fo:font-weight="bold" officeooo:rsid="001ebdb1" officeooo:paragraph-rsid="017a0f91" style:font-size-asian="11pt" style:font-weight-asian="bold" style:font-name-complex="Arial2" style:font-size-complex="11pt"/>
    </style:style>
    <style:style style:name="P66" style:family="paragraph" style:parent-style-name="Standard">
      <style:paragraph-properties fo:margin-top="0.0835in" fo:margin-bottom="0in" style:contextual-spacing="false"/>
      <style:text-properties officeooo:rsid="001ebdb1" officeooo:paragraph-rsid="011cfc67"/>
    </style:style>
    <style:style style:name="P67" style:family="paragraph" style:parent-style-name="Standard">
      <style:paragraph-properties fo:margin-top="0.0835in" fo:margin-bottom="0in" style:contextual-spacing="false"/>
      <style:text-properties fo:font-weight="bold" officeooo:rsid="0067dfc5" officeooo:paragraph-rsid="01bff27c" style:font-weight-asian="bold" style:font-weight-complex="bold"/>
    </style:style>
    <style:style style:name="P68" style:family="paragraph" style:parent-style-name="Standard" style:list-style-name="WWNum10">
      <style:paragraph-properties fo:margin-top="0.0835in" fo:margin-bottom="0in" style:contextual-spacing="false"/>
      <style:text-properties fo:font-variant="normal" fo:text-transform="none" fo:color="#000000" style:font-name="Arial1" fo:font-size="11pt" fo:letter-spacing="normal" fo:font-style="normal" fo:font-weight="normal" officeooo:rsid="0067dfc5" officeooo:paragraph-rsid="0168d29d" style:font-size-asian="11pt" style:font-name-complex="Arial2" style:font-size-complex="11pt"/>
    </style:style>
    <style:style style:name="P69" style:family="paragraph" style:parent-style-name="Standard">
      <style:paragraph-properties fo:margin-top="0.0835in" fo:margin-bottom="0in" style:contextual-spacing="false"/>
      <style:text-properties fo:font-variant="normal" fo:text-transform="none" fo:color="#000000" style:font-name="Arial1" fo:font-size="11pt" fo:letter-spacing="normal" fo:font-style="normal" fo:font-weight="normal" officeooo:rsid="0029dbe9" officeooo:paragraph-rsid="016a2e1b" style:font-size-asian="11pt" style:font-weight-asian="normal" style:font-name-complex="Arial2" style:font-size-complex="11pt" style:font-weight-complex="normal"/>
    </style:style>
    <style:style style:name="P70" style:family="paragraph" style:parent-style-name="Standard">
      <style:paragraph-properties fo:margin-top="0.0835in" fo:margin-bottom="0in" style:contextual-spacing="false"/>
      <style:text-properties fo:font-variant="normal" fo:text-transform="none" fo:color="#000000" style:font-name="Arial1" fo:font-size="11pt" fo:letter-spacing="normal" fo:font-style="normal" fo:font-weight="normal" officeooo:rsid="0029dbe9" officeooo:paragraph-rsid="017581d0" style:font-size-asian="11pt" style:font-weight-asian="normal" style:font-name-complex="Arial2" style:font-size-complex="11pt" style:font-weight-complex="normal"/>
    </style:style>
    <style:style style:name="P71" style:family="paragraph" style:parent-style-name="Standard">
      <style:paragraph-properties fo:margin-top="0.0835in" fo:margin-bottom="0in" style:contextual-spacing="false"/>
      <style:text-properties fo:font-variant="normal" fo:text-transform="none" fo:color="#000000" style:font-name="Arial1" fo:font-size="11pt" fo:letter-spacing="normal" fo:font-style="normal" fo:font-weight="normal" officeooo:rsid="001ebdb1" officeooo:paragraph-rsid="01cc8724" style:font-size-asian="11pt" style:font-weight-asian="normal" style:font-name-complex="Arial2" style:font-size-complex="11pt" style:font-weight-complex="normal"/>
    </style:style>
    <style:style style:name="P72" style:family="paragraph" style:parent-style-name="Standard">
      <style:paragraph-properties fo:margin-top="0.0835in" fo:margin-bottom="0in" style:contextual-spacing="false"/>
      <style:text-properties officeooo:rsid="0067dfc5" officeooo:paragraph-rsid="01bff27c"/>
    </style:style>
    <style:style style:name="P73" style:family="paragraph" style:parent-style-name="Standard">
      <style:paragraph-properties fo:margin-top="0.0835in" fo:margin-bottom="0in" style:contextual-spacing="false"/>
      <style:text-properties officeooo:rsid="0029dbe9" officeooo:paragraph-rsid="01b960a7"/>
    </style:style>
    <style:style style:name="P74" style:family="paragraph" style:parent-style-name="Standard">
      <style:paragraph-properties fo:margin-top="0.0835in" fo:margin-bottom="0in" style:contextual-spacing="false"/>
      <style:text-properties officeooo:paragraph-rsid="01a80dc5"/>
    </style:style>
    <style:style style:name="P75" style:family="paragraph" style:parent-style-name="Standard">
      <style:paragraph-properties fo:margin-top="0.0835in" fo:margin-bottom="0in" style:contextual-spacing="false"/>
      <style:text-properties officeooo:paragraph-rsid="01b960a7"/>
    </style:style>
    <style:style style:name="P76" style:family="paragraph" style:parent-style-name="Standard">
      <style:paragraph-properties fo:margin-top="0.0835in" fo:margin-bottom="0in" style:contextual-spacing="false"/>
      <style:text-properties officeooo:paragraph-rsid="01cc8724"/>
    </style:style>
    <style:style style:name="P77" style:family="paragraph" style:parent-style-name="Standard">
      <style:paragraph-properties fo:margin-top="0.0835in" fo:margin-bottom="0in" style:contextual-spacing="false"/>
      <style:text-properties officeooo:paragraph-rsid="01d07b56"/>
    </style:style>
    <style:style style:name="P78" style:family="paragraph" style:parent-style-name="Standard">
      <style:paragraph-properties fo:margin-top="0.0835in" fo:margin-bottom="0in" style:contextual-spacing="false"/>
      <style:text-properties officeooo:paragraph-rsid="01f09fb5"/>
    </style:style>
    <style:style style:name="P79" style:family="paragraph" style:parent-style-name="Text_20_body">
      <style:text-properties fo:font-variant="normal" fo:text-transform="none" fo:color="#000000" style:font-name="Georgia" fo:font-size="11.25pt" fo:letter-spacing="normal" fo:font-style="normal" fo:font-weight="bold" officeooo:rsid="00869552" officeooo:paragraph-rsid="0151e256" style:font-weight-asian="bold" style:font-weight-complex="bold"/>
    </style:style>
    <style:style style:name="P80" style:family="paragraph" style:parent-style-name="Text_20_body">
      <style:text-properties officeooo:rsid="004f35bf" officeooo:paragraph-rsid="0113e99e"/>
    </style:style>
    <style:style style:name="P81" style:family="paragraph" style:parent-style-name="Text_20_body">
      <style:text-properties officeooo:rsid="0067dfc5" officeooo:paragraph-rsid="01ace35b"/>
    </style:style>
    <style:style style:name="P82" style:family="paragraph" style:parent-style-name="Text_20_body">
      <style:text-properties officeooo:rsid="0067dfc5" officeooo:paragraph-rsid="01b6f646"/>
    </style:style>
    <style:style style:name="P83" style:family="paragraph" style:parent-style-name="Text_20_body">
      <style:text-properties officeooo:paragraph-rsid="019c0fd2"/>
    </style:style>
    <style:style style:name="P84" style:family="paragraph" style:parent-style-name="Text_20_body">
      <style:text-properties fo:color="#0000ff" officeooo:rsid="0067dfc5" officeooo:paragraph-rsid="01a80dc5"/>
    </style:style>
    <style:style style:name="P85" style:family="paragraph" style:parent-style-name="Text_20_body">
      <style:text-properties officeooo:paragraph-rsid="01f09fb5"/>
    </style:style>
    <style:style style:name="P86" style:family="paragraph" style:parent-style-name="Text_20_body">
      <style:paragraph-properties fo:margin-top="0.0835in" fo:margin-bottom="0in" style:contextual-spacing="false"/>
      <style:text-properties fo:font-variant="normal" fo:text-transform="none" fo:color="#000000" style:font-name="Georgia" fo:font-size="11.25pt" fo:letter-spacing="normal" fo:font-style="normal" fo:font-weight="normal" officeooo:rsid="001d2a31" officeooo:paragraph-rsid="01c71e17" style:font-size-asian="11pt" style:font-weight-asian="bold" style:font-name-complex="Arial2" style:font-size-complex="11pt" style:font-weight-complex="normal"/>
    </style:style>
    <style:style style:name="P87" style:family="paragraph" style:master-page-name="Standard">
      <style:paragraph-properties fo:margin-left="0in" fo:margin-right="0in" fo:text-indent="0in" style:auto-text-indent="false" style:page-number="auto"/>
    </style:style>
    <style:style style:name="P88" style:family="paragraph" style:parent-style-name="Heading_20_2">
      <style:paragraph-properties fo:margin-left="0in" fo:margin-right="0in" fo:margin-top="0.1043in" fo:margin-bottom="0.1043in" style:contextual-spacing="false" style:line-height-at-least="0.1457in" fo:text-align="start" style:justify-single-word="false" fo:text-indent="0in" style:auto-text-indent="false" fo:padding="0in" fo:border="non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fo:color="#000000" style:font-name="Georgia" fo:font-size="11.25pt" fo:letter-spacing="normal" fo:font-style="normal" fo:font-weight="normal"/>
    </style:style>
    <style:style style:name="T3" style:family="text">
      <style:text-properties fo:font-variant="normal" fo:text-transform="none" fo:color="#000000" style:font-name="Georgia" fo:font-size="11.25pt" fo:letter-spacing="normal" fo:font-style="normal" fo:font-weight="normal" officeooo:rsid="0049564d"/>
    </style:style>
    <style:style style:name="T4" style:family="text">
      <style:text-properties fo:font-variant="normal" fo:text-transform="none" fo:color="#000000" style:font-name="Georgia" fo:font-size="11.25pt" fo:letter-spacing="normal" fo:font-style="normal" fo:font-weight="normal" officeooo:rsid="004aca4d"/>
    </style:style>
    <style:style style:name="T5" style:family="text">
      <style:text-properties fo:font-variant="normal" fo:text-transform="none" fo:color="#000000" style:font-name="Georgia" fo:font-size="11.25pt" fo:letter-spacing="normal" fo:font-style="normal" fo:font-weight="normal" officeooo:rsid="004ba9f9"/>
    </style:style>
    <style:style style:name="T6" style:family="text">
      <style:text-properties fo:font-variant="normal" fo:text-transform="none" fo:color="#000000" style:font-name="Georgia" fo:font-size="11.25pt" fo:letter-spacing="normal" fo:font-style="normal" fo:font-weight="normal" officeooo:rsid="004d768a"/>
    </style:style>
    <style:style style:name="T7" style:family="text">
      <style:text-properties fo:font-variant="normal" fo:text-transform="none" fo:color="#000000" style:font-name="Georgia" fo:font-size="11.25pt" fo:letter-spacing="normal" fo:font-style="normal" fo:font-weight="normal" officeooo:rsid="004f35bf"/>
    </style:style>
    <style:style style:name="T8" style:family="text">
      <style:text-properties fo:font-variant="normal" fo:text-transform="none" fo:color="#000000" style:font-name="Georgia" fo:font-size="11.25pt" fo:letter-spacing="normal" fo:font-style="normal" fo:font-weight="normal" officeooo:rsid="0050dd7a"/>
    </style:style>
    <style:style style:name="T9" style:family="text">
      <style:text-properties fo:font-variant="normal" fo:text-transform="none" fo:color="#000000" style:font-name="Georgia" fo:font-size="11.25pt" fo:letter-spacing="normal" fo:font-style="normal" fo:font-weight="normal" officeooo:rsid="00538fa6"/>
    </style:style>
    <style:style style:name="T10" style:family="text">
      <style:text-properties fo:font-variant="normal" fo:text-transform="none" fo:color="#000000" style:font-name="Georgia" fo:font-size="11.25pt" fo:letter-spacing="normal" fo:font-style="normal" fo:font-weight="normal" officeooo:rsid="00548a82"/>
    </style:style>
    <style:style style:name="T11" style:family="text">
      <style:text-properties fo:font-variant="normal" fo:text-transform="none" fo:color="#000000" style:font-name="Georgia" fo:font-size="11.25pt" fo:letter-spacing="normal" fo:font-style="normal" fo:font-weight="normal" officeooo:rsid="005565a6"/>
    </style:style>
    <style:style style:name="T12" style:family="text">
      <style:text-properties fo:font-variant="normal" fo:text-transform="none" fo:color="#000000" style:font-name="Georgia" fo:font-size="11.25pt" fo:letter-spacing="normal" fo:font-style="normal" fo:font-weight="normal" officeooo:rsid="00579493"/>
    </style:style>
    <style:style style:name="T13" style:family="text">
      <style:text-properties fo:font-variant="normal" fo:text-transform="none" fo:color="#000000" style:font-name="Georgia" fo:font-size="11.25pt" fo:letter-spacing="normal" fo:font-style="normal" fo:font-weight="normal" officeooo:rsid="005d88ff"/>
    </style:style>
    <style:style style:name="T14" style:family="text">
      <style:text-properties fo:font-variant="normal" fo:text-transform="none" fo:color="#000000" style:font-name="Georgia" fo:font-size="11.25pt" fo:letter-spacing="normal" fo:font-style="normal" fo:font-weight="normal" officeooo:rsid="00608f9d"/>
    </style:style>
    <style:style style:name="T15" style:family="text">
      <style:text-properties fo:font-variant="normal" fo:text-transform="none" fo:color="#000000" style:font-name="Georgia" fo:font-size="11.25pt" fo:letter-spacing="normal" fo:font-style="normal" fo:font-weight="normal" officeooo:rsid="006134c2"/>
    </style:style>
    <style:style style:name="T16" style:family="text">
      <style:text-properties fo:font-variant="normal" fo:text-transform="none" fo:color="#000000" style:font-name="Georgia" fo:font-size="11.25pt" fo:letter-spacing="normal" fo:font-style="normal" fo:font-weight="normal" officeooo:rsid="00631d86"/>
    </style:style>
    <style:style style:name="T17" style:family="text">
      <style:text-properties fo:font-variant="normal" fo:text-transform="none" fo:color="#000000" style:font-name="Georgia" fo:font-size="11.25pt" fo:letter-spacing="normal" fo:font-style="normal" fo:font-weight="normal" officeooo:rsid="0064b367"/>
    </style:style>
    <style:style style:name="T18" style:family="text">
      <style:text-properties fo:font-variant="normal" fo:text-transform="none" fo:color="#000000" style:font-name="Georgia" fo:font-size="11.25pt" fo:letter-spacing="normal" fo:font-style="normal" fo:font-weight="normal" officeooo:rsid="00663c0b"/>
    </style:style>
    <style:style style:name="T19" style:family="text">
      <style:text-properties fo:font-variant="normal" fo:text-transform="none" fo:color="#000000" style:font-name="Georgia" fo:font-size="11.25pt" fo:letter-spacing="normal" fo:font-style="normal" fo:font-weight="normal" officeooo:rsid="00679b1f"/>
    </style:style>
    <style:style style:name="T20" style:family="text">
      <style:text-properties fo:font-variant="normal" fo:text-transform="none" fo:color="#000000" style:font-name="Georgia" fo:font-size="11.25pt" fo:letter-spacing="normal" fo:font-style="normal" fo:font-weight="normal" officeooo:rsid="00691217"/>
    </style:style>
    <style:style style:name="T21" style:family="text">
      <style:text-properties fo:font-variant="normal" fo:text-transform="none" fo:color="#000000" style:font-name="Georgia" fo:font-size="11.25pt" fo:letter-spacing="normal" fo:font-style="normal" fo:font-weight="normal" officeooo:rsid="006c0349"/>
    </style:style>
    <style:style style:name="T22" style:family="text">
      <style:text-properties fo:font-variant="normal" fo:text-transform="none" fo:color="#000000" style:font-name="Georgia" fo:font-size="11.25pt" fo:letter-spacing="normal" fo:font-style="normal" fo:font-weight="normal" officeooo:rsid="00798f58"/>
    </style:style>
    <style:style style:name="T23" style:family="text">
      <style:text-properties fo:font-variant="normal" fo:text-transform="none" fo:color="#000000" style:font-name="Georgia" fo:font-size="11.25pt" fo:letter-spacing="normal" fo:font-style="normal" fo:font-weight="normal" officeooo:rsid="007d2c55"/>
    </style:style>
    <style:style style:name="T24" style:family="text">
      <style:text-properties fo:font-variant="normal" fo:text-transform="none" fo:color="#000000" style:font-name="Georgia" fo:font-size="11.25pt" fo:letter-spacing="normal" fo:font-style="normal" fo:font-weight="normal" officeooo:rsid="007d7681"/>
    </style:style>
    <style:style style:name="T25" style:family="text">
      <style:text-properties fo:font-variant="normal" fo:text-transform="none" fo:color="#000000" style:font-name="Georgia" fo:font-size="11.25pt" fo:letter-spacing="normal" fo:font-style="normal" fo:font-weight="normal" officeooo:rsid="007efa7e"/>
    </style:style>
    <style:style style:name="T26" style:family="text">
      <style:text-properties fo:font-variant="normal" fo:text-transform="none" fo:color="#000000" style:font-name="Georgia" fo:font-size="11.25pt" fo:letter-spacing="normal" fo:font-style="normal" fo:font-weight="normal" officeooo:rsid="0080e3c2"/>
    </style:style>
    <style:style style:name="T27" style:family="text">
      <style:text-properties fo:font-variant="normal" fo:text-transform="none" fo:color="#000000" style:font-name="Georgia" fo:font-size="11.25pt" fo:letter-spacing="normal" fo:font-style="normal" fo:font-weight="normal" officeooo:rsid="0082b7c7"/>
    </style:style>
    <style:style style:name="T28" style:family="text">
      <style:text-properties fo:font-variant="normal" fo:text-transform="none" fo:color="#000000" style:font-name="Georgia" fo:font-size="11.25pt" fo:letter-spacing="normal" fo:font-style="normal" fo:font-weight="normal" officeooo:rsid="0083ce71"/>
    </style:style>
    <style:style style:name="T29" style:family="text">
      <style:text-properties fo:font-variant="normal" fo:text-transform="none" fo:color="#000000" style:font-name="Georgia" fo:font-size="11.25pt" fo:letter-spacing="normal" fo:font-style="normal" fo:font-weight="normal" officeooo:rsid="0088784f"/>
    </style:style>
    <style:style style:name="T30" style:family="text">
      <style:text-properties fo:font-variant="normal" fo:text-transform="none" fo:color="#000000" style:font-name="Georgia" fo:font-size="11.25pt" fo:letter-spacing="normal" fo:font-style="normal" fo:font-weight="normal" officeooo:rsid="00888b3e"/>
    </style:style>
    <style:style style:name="T31" style:family="text">
      <style:text-properties fo:font-variant="normal" fo:text-transform="none" fo:color="#000000" style:font-name="Georgia" fo:font-size="11.25pt" fo:letter-spacing="normal" fo:font-style="normal" fo:font-weight="normal" officeooo:rsid="008976b7"/>
    </style:style>
    <style:style style:name="T32" style:family="text">
      <style:text-properties fo:font-variant="normal" fo:text-transform="none" fo:color="#000000" style:font-name="Georgia" fo:font-size="11.25pt" fo:letter-spacing="normal" fo:font-style="normal" fo:font-weight="normal" officeooo:rsid="008ae654"/>
    </style:style>
    <style:style style:name="T33" style:family="text">
      <style:text-properties fo:font-variant="normal" fo:text-transform="none" fo:color="#000000" style:font-name="Georgia" fo:font-size="11.25pt" fo:letter-spacing="normal" fo:font-style="normal" fo:font-weight="normal" officeooo:rsid="008c10e2"/>
    </style:style>
    <style:style style:name="T34" style:family="text">
      <style:text-properties fo:font-variant="normal" fo:text-transform="none" fo:color="#000000" style:font-name="Georgia" fo:font-size="11.25pt" fo:letter-spacing="normal" fo:font-style="normal" fo:font-weight="normal" officeooo:rsid="008d1932"/>
    </style:style>
    <style:style style:name="T35" style:family="text">
      <style:text-properties fo:font-variant="normal" fo:text-transform="none" fo:color="#000000" style:font-name="Georgia" fo:font-size="11.25pt" fo:letter-spacing="normal" fo:font-style="normal" fo:font-weight="normal" officeooo:rsid="008df12d"/>
    </style:style>
    <style:style style:name="T36" style:family="text">
      <style:text-properties fo:font-variant="normal" fo:text-transform="none" fo:color="#000000" style:font-name="Georgia" fo:font-size="11.25pt" fo:letter-spacing="normal" fo:font-style="normal" fo:font-weight="normal" officeooo:rsid="008f9ca9"/>
    </style:style>
    <style:style style:name="T37" style:family="text">
      <style:text-properties fo:font-variant="normal" fo:text-transform="none" fo:color="#000000" style:font-name="Georgia" fo:font-size="11.25pt" fo:letter-spacing="normal" fo:font-style="normal" fo:font-weight="normal" officeooo:rsid="009121f9"/>
    </style:style>
    <style:style style:name="T38" style:family="text">
      <style:text-properties fo:font-variant="normal" fo:text-transform="none" fo:color="#000000" style:font-name="Georgia" fo:font-size="11.25pt" fo:letter-spacing="normal" fo:font-style="normal" fo:font-weight="normal" officeooo:rsid="0092d34e"/>
    </style:style>
    <style:style style:name="T39" style:family="text">
      <style:text-properties fo:font-variant="normal" fo:text-transform="none" fo:color="#000000" style:font-name="Georgia" fo:font-size="11.25pt" fo:letter-spacing="normal" fo:font-style="normal" fo:font-weight="normal" officeooo:rsid="00972d1a"/>
    </style:style>
    <style:style style:name="T40" style:family="text">
      <style:text-properties fo:font-variant="normal" fo:text-transform="none" fo:color="#000000" style:font-name="Georgia" fo:font-size="11.25pt" fo:letter-spacing="normal" fo:font-style="normal" fo:font-weight="normal" officeooo:rsid="0099a20c"/>
    </style:style>
    <style:style style:name="T41" style:family="text">
      <style:text-properties fo:font-variant="normal" fo:text-transform="none" fo:color="#000000" style:font-name="Georgia" fo:font-size="11.25pt" fo:letter-spacing="normal" fo:font-style="normal" fo:font-weight="normal" officeooo:rsid="009cef00"/>
    </style:style>
    <style:style style:name="T42" style:family="text">
      <style:text-properties fo:font-variant="normal" fo:text-transform="none" fo:color="#000000" style:font-name="Georgia" fo:font-size="11.25pt" fo:letter-spacing="normal" fo:font-style="normal" fo:font-weight="normal" officeooo:rsid="00a12e6d"/>
    </style:style>
    <style:style style:name="T43" style:family="text">
      <style:text-properties fo:font-variant="normal" fo:text-transform="none" fo:color="#000000" style:font-name="Georgia" fo:font-size="11.25pt" fo:letter-spacing="normal" fo:font-style="normal" fo:font-weight="normal" officeooo:rsid="00a1f955"/>
    </style:style>
    <style:style style:name="T44" style:family="text">
      <style:text-properties fo:font-variant="normal" fo:text-transform="none" fo:color="#000000" style:font-name="Georgia" fo:font-size="11.25pt" fo:letter-spacing="normal" fo:font-style="normal" fo:font-weight="normal" officeooo:rsid="00a239b1"/>
    </style:style>
    <style:style style:name="T45" style:family="text">
      <style:text-properties fo:font-variant="normal" fo:text-transform="none" fo:color="#000000" style:font-name="Georgia" fo:font-size="11.25pt" fo:letter-spacing="normal" fo:font-style="normal" fo:font-weight="normal" officeooo:rsid="00a2d400"/>
    </style:style>
    <style:style style:name="T46" style:family="text">
      <style:text-properties fo:font-variant="normal" fo:text-transform="none" fo:color="#000000" style:font-name="Georgia" fo:font-size="11.25pt" fo:letter-spacing="normal" fo:font-style="normal" fo:font-weight="normal" officeooo:rsid="00a50eb0"/>
    </style:style>
    <style:style style:name="T47" style:family="text">
      <style:text-properties fo:font-variant="normal" fo:text-transform="none" fo:color="#000000" style:font-name="Georgia" fo:font-size="11.25pt" fo:letter-spacing="normal" fo:font-style="normal" fo:font-weight="normal" officeooo:rsid="00a6b7ec"/>
    </style:style>
    <style:style style:name="T48" style:family="text">
      <style:text-properties fo:font-variant="normal" fo:text-transform="none" fo:color="#000000" style:font-name="Georgia" fo:font-size="11.25pt" fo:letter-spacing="normal" fo:font-style="normal" fo:font-weight="normal" officeooo:rsid="00a79459"/>
    </style:style>
    <style:style style:name="T49" style:family="text">
      <style:text-properties fo:font-variant="normal" fo:text-transform="none" fo:color="#000000" style:font-name="Georgia" fo:font-size="11.25pt" fo:letter-spacing="normal" fo:font-style="normal" fo:font-weight="normal" officeooo:rsid="00a965e4"/>
    </style:style>
    <style:style style:name="T50" style:family="text">
      <style:text-properties fo:font-variant="normal" fo:text-transform="none" fo:color="#000000" style:font-name="Georgia" fo:font-size="11.25pt" fo:letter-spacing="normal" fo:font-style="normal" fo:font-weight="normal" officeooo:rsid="00b330eb"/>
    </style:style>
    <style:style style:name="T51" style:family="text">
      <style:text-properties fo:font-variant="normal" fo:text-transform="none" fo:color="#000000" style:font-name="Georgia" fo:font-size="11.25pt" fo:letter-spacing="normal" fo:font-style="normal" fo:font-weight="normal" officeooo:rsid="00c080ad"/>
    </style:style>
    <style:style style:name="T52" style:family="text">
      <style:text-properties fo:font-variant="normal" fo:text-transform="none" fo:color="#000000" style:font-name="Georgia" fo:font-size="11.25pt" fo:letter-spacing="normal" fo:font-style="normal" fo:font-weight="normal" officeooo:rsid="001d2a31"/>
    </style:style>
    <style:style style:name="T53" style:family="text">
      <style:text-properties fo:font-variant="normal" fo:text-transform="none" fo:color="#000000" style:font-name="Georgia" fo:font-size="11.25pt" fo:letter-spacing="normal" fo:font-style="normal" fo:font-weight="normal" officeooo:rsid="00c47580"/>
    </style:style>
    <style:style style:name="T54" style:family="text">
      <style:text-properties fo:font-variant="normal" fo:text-transform="none" fo:color="#000000" style:font-name="Georgia" fo:font-size="11.25pt" fo:letter-spacing="normal" fo:font-style="normal" fo:font-weight="normal" officeooo:rsid="00c47cf2"/>
    </style:style>
    <style:style style:name="T55" style:family="text">
      <style:text-properties fo:font-variant="normal" fo:text-transform="none" fo:color="#000000" style:font-name="Georgia" fo:font-size="11.25pt" fo:letter-spacing="normal" fo:font-style="normal" fo:font-weight="normal" officeooo:rsid="00c5838f"/>
    </style:style>
    <style:style style:name="T56" style:family="text">
      <style:text-properties fo:font-variant="normal" fo:text-transform="none" fo:color="#000000" style:font-name="Georgia" fo:font-size="11.25pt" fo:letter-spacing="normal" fo:font-style="normal" fo:font-weight="normal" officeooo:rsid="00c719cd"/>
    </style:style>
    <style:style style:name="T57" style:family="text">
      <style:text-properties fo:font-variant="normal" fo:text-transform="none" fo:color="#000000" style:font-name="Georgia" fo:font-size="11.25pt" fo:letter-spacing="normal" fo:font-style="normal" fo:font-weight="normal" officeooo:rsid="00c7875e"/>
    </style:style>
    <style:style style:name="T58" style:family="text">
      <style:text-properties fo:font-variant="normal" fo:text-transform="none" fo:color="#000000" style:font-name="Georgia" fo:font-size="11.25pt" fo:letter-spacing="normal" fo:font-style="normal" fo:font-weight="normal" officeooo:rsid="00cab528"/>
    </style:style>
    <style:style style:name="T59" style:family="text">
      <style:text-properties fo:font-variant="normal" fo:text-transform="none" fo:color="#000000" style:font-name="Georgia" fo:font-size="11.25pt" fo:letter-spacing="normal" fo:font-style="normal" fo:font-weight="normal" officeooo:rsid="00cdbe8d"/>
    </style:style>
    <style:style style:name="T60" style:family="text">
      <style:text-properties fo:font-variant="normal" fo:text-transform="none" fo:color="#000000" style:font-name="Georgia" fo:font-size="11.25pt" fo:letter-spacing="normal" fo:font-style="normal" fo:font-weight="normal" officeooo:rsid="00cf58f5"/>
    </style:style>
    <style:style style:name="T61" style:family="text">
      <style:text-properties fo:font-variant="normal" fo:text-transform="none" fo:color="#000000" style:font-name="Georgia" fo:font-size="11.25pt" fo:letter-spacing="normal" fo:font-style="normal" fo:font-weight="normal" officeooo:rsid="00d46bf2"/>
    </style:style>
    <style:style style:name="T62" style:family="text">
      <style:text-properties fo:font-variant="normal" fo:text-transform="none" fo:color="#000000" style:font-name="Georgia" fo:font-size="11.25pt" fo:letter-spacing="normal" fo:font-style="normal" fo:font-weight="normal" officeooo:rsid="00d5e732"/>
    </style:style>
    <style:style style:name="T63" style:family="text">
      <style:text-properties fo:font-variant="normal" fo:text-transform="none" fo:color="#000000" style:font-name="Georgia" fo:font-size="11.25pt" fo:letter-spacing="normal" fo:font-style="normal" fo:font-weight="normal" officeooo:rsid="00d9beeb"/>
    </style:style>
    <style:style style:name="T64" style:family="text">
      <style:text-properties fo:font-variant="normal" fo:text-transform="none" fo:color="#000000" style:font-name="Georgia" fo:font-size="11.25pt" fo:letter-spacing="normal" fo:font-style="normal" fo:font-weight="normal" officeooo:rsid="00db30ec"/>
    </style:style>
    <style:style style:name="T65" style:family="text">
      <style:text-properties fo:font-variant="normal" fo:text-transform="none" fo:color="#000000" style:font-name="Georgia" fo:font-size="11.25pt" fo:letter-spacing="normal" fo:font-style="normal" fo:font-weight="normal" officeooo:rsid="00f76191"/>
    </style:style>
    <style:style style:name="T66" style:family="text">
      <style:text-properties fo:font-variant="normal" fo:text-transform="none" fo:color="#000000" style:font-name="Georgia" fo:font-size="11.25pt" fo:letter-spacing="normal" fo:font-style="normal" fo:font-weight="normal" officeooo:rsid="00206f45"/>
    </style:style>
    <style:style style:name="T67" style:family="text">
      <style:text-properties fo:font-variant="normal" fo:text-transform="none" fo:color="#000000" style:font-name="Georgia" fo:font-size="11.25pt" fo:letter-spacing="normal" fo:font-style="normal" fo:font-weight="normal" officeooo:rsid="0108fefb"/>
    </style:style>
    <style:style style:name="T68" style:family="text">
      <style:text-properties fo:font-variant="normal" fo:text-transform="none" fo:color="#000000" style:font-name="Georgia" fo:font-size="11.25pt" fo:letter-spacing="normal" fo:font-style="normal" fo:font-weight="normal" officeooo:rsid="0109b239"/>
    </style:style>
    <style:style style:name="T69" style:family="text">
      <style:text-properties fo:font-variant="normal" fo:text-transform="none" fo:color="#000000" style:font-name="Georgia" fo:font-size="11.25pt" fo:letter-spacing="normal" fo:font-style="normal" fo:font-weight="normal" officeooo:rsid="010b9760"/>
    </style:style>
    <style:style style:name="T70" style:family="text">
      <style:text-properties fo:font-variant="normal" fo:text-transform="none" fo:color="#000000" style:font-name="Georgia" fo:font-size="11.25pt" fo:letter-spacing="normal" fo:font-style="normal" fo:font-weight="normal" officeooo:rsid="010fd943"/>
    </style:style>
    <style:style style:name="T71" style:family="text">
      <style:text-properties fo:font-variant="normal" fo:text-transform="none" fo:color="#000000" style:font-name="Georgia" fo:font-size="11.25pt" fo:letter-spacing="normal" fo:font-style="normal" fo:font-weight="normal" officeooo:rsid="010fe8f1"/>
    </style:style>
    <style:style style:name="T72" style:family="text">
      <style:text-properties fo:font-variant="normal" fo:text-transform="none" fo:color="#000000" style:font-name="Georgia" fo:font-size="11.25pt" fo:letter-spacing="normal" fo:font-style="normal" fo:font-weight="normal" officeooo:rsid="00ddf06e"/>
    </style:style>
    <style:style style:name="T73" style:family="text">
      <style:text-properties fo:font-variant="normal" fo:text-transform="none" fo:color="#000000" style:font-name="Georgia" fo:font-size="11.25pt" fo:letter-spacing="normal" fo:font-style="normal" fo:font-weight="normal" officeooo:rsid="00dc281c"/>
    </style:style>
    <style:style style:name="T74" style:family="text">
      <style:text-properties fo:font-variant="normal" fo:text-transform="none" fo:color="#000000" style:font-name="Georgia" fo:font-size="11.25pt" fo:letter-spacing="normal" fo:font-style="normal" fo:font-weight="normal" officeooo:rsid="00e12337"/>
    </style:style>
    <style:style style:name="T75" style:family="text">
      <style:text-properties fo:font-variant="normal" fo:text-transform="none" fo:color="#000000" style:font-name="Georgia" fo:font-size="11.25pt" fo:letter-spacing="normal" fo:font-style="normal" fo:font-weight="normal" officeooo:rsid="00eda232"/>
    </style:style>
    <style:style style:name="T76" style:family="text">
      <style:text-properties fo:font-variant="normal" fo:text-transform="none" fo:color="#000000" style:font-name="Georgia" fo:font-size="11.25pt" fo:letter-spacing="normal" fo:font-style="normal" fo:font-weight="normal" officeooo:rsid="00df3ec0"/>
    </style:style>
    <style:style style:name="T77" style:family="text">
      <style:text-properties fo:font-variant="normal" fo:text-transform="none" fo:color="#000000" style:font-name="Georgia" fo:font-size="11.25pt" fo:letter-spacing="normal" fo:font-style="normal" fo:font-weight="normal" officeooo:rsid="01107cd8"/>
    </style:style>
    <style:style style:name="T78" style:family="text">
      <style:text-properties fo:font-variant="normal" fo:text-transform="none" fo:color="#000000" style:font-name="Georgia" fo:font-size="11.25pt" fo:letter-spacing="normal" fo:font-style="normal" fo:font-weight="normal" officeooo:rsid="00de1296"/>
    </style:style>
    <style:style style:name="T79" style:family="text">
      <style:text-properties fo:font-variant="normal" fo:text-transform="none" fo:color="#000000" style:font-name="Georgia" fo:font-size="11.25pt" fo:letter-spacing="normal" fo:font-style="normal" fo:font-weight="normal" officeooo:rsid="00dee2a0"/>
    </style:style>
    <style:style style:name="T80" style:family="text">
      <style:text-properties fo:font-variant="normal" fo:text-transform="none" fo:color="#000000" style:font-name="Georgia" fo:font-size="11.25pt" fo:letter-spacing="normal" fo:font-style="normal" fo:font-weight="normal" officeooo:rsid="00a2f699"/>
    </style:style>
    <style:style style:name="T81" style:family="text">
      <style:text-properties fo:font-variant="normal" fo:text-transform="none" fo:color="#000000" style:font-name="Georgia" fo:font-size="11.25pt" fo:letter-spacing="normal" fo:font-style="normal" fo:font-weight="normal" officeooo:rsid="00ae72c4"/>
    </style:style>
    <style:style style:name="T82" style:family="text">
      <style:text-properties fo:font-variant="normal" fo:text-transform="none" fo:color="#000000" style:font-name="Georgia" fo:font-size="11.25pt" fo:letter-spacing="normal" fo:font-style="normal" fo:font-weight="normal" officeooo:rsid="00ec5da3"/>
    </style:style>
    <style:style style:name="T83" style:family="text">
      <style:text-properties fo:font-variant="normal" fo:text-transform="none" fo:color="#000000" style:font-name="Georgia" fo:font-size="11.25pt" fo:letter-spacing="normal" fo:font-style="normal" fo:font-weight="normal" officeooo:rsid="012dc36e"/>
    </style:style>
    <style:style style:name="T84" style:family="text">
      <style:text-properties fo:font-variant="normal" fo:text-transform="none" fo:color="#000000" style:font-name="Georgia" fo:font-size="11.25pt" fo:letter-spacing="normal" fo:font-style="normal" fo:font-weight="normal" officeooo:rsid="01562d71"/>
    </style:style>
    <style:style style:name="T85" style:family="text">
      <style:text-properties fo:font-variant="normal" fo:text-transform="none" fo:color="#000000" style:font-name="Georgia" fo:font-size="11.25pt" fo:letter-spacing="normal" fo:font-style="normal" fo:font-weight="normal" officeooo:rsid="015c0fbc"/>
    </style:style>
    <style:style style:name="T86" style:family="text">
      <style:text-properties fo:font-variant="normal" fo:text-transform="none" fo:color="#000000" style:font-name="Georgia" fo:font-size="11.25pt" fo:letter-spacing="normal" fo:font-style="normal" fo:font-weight="normal" officeooo:rsid="0160f7a9"/>
    </style:style>
    <style:style style:name="T87" style:family="text">
      <style:text-properties fo:font-variant="normal" fo:text-transform="none" fo:color="#000000" style:font-name="Georgia" fo:font-size="11.25pt" fo:letter-spacing="normal" fo:font-style="normal" fo:font-weight="normal" officeooo:rsid="0161c865"/>
    </style:style>
    <style:style style:name="T88" style:family="text">
      <style:text-properties fo:font-variant="normal" fo:text-transform="none" fo:color="#000000" style:font-name="Georgia" fo:font-size="11.25pt" fo:letter-spacing="normal" fo:font-style="normal" fo:font-weight="normal" officeooo:rsid="0162bf61"/>
    </style:style>
    <style:style style:name="T89" style:family="text">
      <style:text-properties fo:font-variant="normal" fo:text-transform="none" fo:color="#000000" style:font-name="Georgia" fo:font-size="11.25pt" fo:letter-spacing="normal" fo:font-style="normal" fo:font-weight="normal" officeooo:rsid="01645e90"/>
    </style:style>
    <style:style style:name="T90" style:family="text">
      <style:text-properties fo:font-variant="normal" fo:text-transform="none" fo:color="#000000" style:font-name="Georgia" fo:font-size="11.25pt" fo:letter-spacing="normal" fo:font-style="normal" fo:font-weight="normal" officeooo:rsid="01667c1e"/>
    </style:style>
    <style:style style:name="T91" style:family="text">
      <style:text-properties fo:font-variant="normal" fo:text-transform="none" fo:color="#000000" style:font-name="Georgia" fo:font-size="11.25pt" fo:letter-spacing="normal" fo:font-style="normal" fo:font-weight="normal" officeooo:rsid="016e618c"/>
    </style:style>
    <style:style style:name="T92" style:family="text">
      <style:text-properties fo:font-variant="normal" fo:text-transform="none" fo:color="#000000" style:font-name="Georgia" fo:font-size="11.25pt" fo:letter-spacing="normal" fo:font-style="normal" fo:font-weight="normal" officeooo:rsid="0174e20f"/>
    </style:style>
    <style:style style:name="T93" style:family="text">
      <style:text-properties fo:font-variant="normal" fo:text-transform="none" fo:color="#000000" style:font-name="Georgia" fo:font-size="11.25pt" fo:letter-spacing="normal" fo:font-style="normal" fo:font-weight="normal" officeooo:rsid="017d7d36"/>
    </style:style>
    <style:style style:name="T94" style:family="text">
      <style:text-properties fo:font-variant="normal" fo:text-transform="none" fo:color="#000000" style:font-name="Georgia" fo:font-size="11.25pt" fo:letter-spacing="normal" fo:font-style="normal" fo:font-weight="normal" officeooo:rsid="017e71cf"/>
    </style:style>
    <style:style style:name="T95" style:family="text">
      <style:text-properties fo:font-variant="normal" fo:text-transform="none" fo:color="#000000" style:font-name="Georgia" fo:font-size="11.25pt" fo:letter-spacing="normal" fo:font-style="normal" fo:font-weight="normal" officeooo:rsid="0187abf3"/>
    </style:style>
    <style:style style:name="T96" style:family="text">
      <style:text-properties fo:font-variant="normal" fo:text-transform="none" fo:color="#000000" style:font-name="Georgia" fo:font-size="11.25pt" fo:letter-spacing="normal" fo:font-style="normal" fo:font-weight="normal" officeooo:rsid="018823b4"/>
    </style:style>
    <style:style style:name="T97" style:family="text">
      <style:text-properties fo:font-variant="normal" fo:text-transform="none" fo:color="#000000" style:font-name="Georgia" fo:font-size="11.25pt" fo:letter-spacing="normal" fo:font-style="normal" fo:font-weight="normal" officeooo:rsid="0189f474"/>
    </style:style>
    <style:style style:name="T98" style:family="text">
      <style:text-properties fo:font-variant="normal" fo:text-transform="none" fo:color="#000000" style:font-name="Georgia" fo:font-size="11.25pt" fo:letter-spacing="normal" fo:font-style="normal" fo:font-weight="normal" officeooo:rsid="018dd6a9"/>
    </style:style>
    <style:style style:name="T99" style:family="text">
      <style:text-properties fo:font-variant="normal" fo:text-transform="none" fo:color="#000000" style:font-name="Georgia" fo:font-size="11.25pt" fo:letter-spacing="normal" fo:font-style="normal" fo:font-weight="normal" officeooo:rsid="018e5989"/>
    </style:style>
    <style:style style:name="T100" style:family="text">
      <style:text-properties fo:font-variant="normal" fo:text-transform="none" fo:color="#000000" style:font-name="Georgia" fo:font-size="11.25pt" fo:letter-spacing="normal" fo:font-style="normal" fo:font-weight="normal" officeooo:rsid="019e742d"/>
    </style:style>
    <style:style style:name="T101" style:family="text">
      <style:text-properties fo:font-variant="normal" fo:text-transform="none" fo:color="#000000" style:font-name="Georgia" fo:font-size="11.25pt" fo:letter-spacing="normal" fo:font-style="normal" fo:font-weight="normal" officeooo:rsid="01a04424"/>
    </style:style>
    <style:style style:name="T102" style:family="text">
      <style:text-properties fo:font-variant="normal" fo:text-transform="none" fo:color="#000000" style:font-name="Georgia" fo:font-size="11.25pt" fo:letter-spacing="normal" fo:font-style="normal" fo:font-weight="normal" officeooo:rsid="01a0ba42"/>
    </style:style>
    <style:style style:name="T103" style:family="text">
      <style:text-properties fo:font-variant="normal" fo:text-transform="none" fo:color="#000000" style:font-name="Georgia" fo:font-size="11.25pt" fo:letter-spacing="normal" fo:font-style="normal" fo:font-weight="normal" officeooo:rsid="01a2abce"/>
    </style:style>
    <style:style style:name="T104" style:family="text">
      <style:text-properties fo:font-variant="normal" fo:text-transform="none" fo:color="#000000" style:font-name="Georgia" fo:font-size="11.25pt" fo:letter-spacing="normal" fo:font-style="normal" fo:font-weight="normal" officeooo:rsid="01a5f4e8"/>
    </style:style>
    <style:style style:name="T105" style:family="text">
      <style:text-properties fo:font-variant="normal" fo:text-transform="none" fo:color="#000000" style:font-name="Georgia" fo:font-size="11.25pt" fo:letter-spacing="normal" fo:font-style="normal" fo:font-weight="normal" officeooo:rsid="01a69354"/>
    </style:style>
    <style:style style:name="T106" style:family="text">
      <style:text-properties fo:font-variant="normal" fo:text-transform="none" fo:color="#000000" style:font-name="Georgia" fo:font-size="11.25pt" fo:letter-spacing="normal" fo:font-style="normal" fo:font-weight="normal" officeooo:rsid="01a80dc5"/>
    </style:style>
    <style:style style:name="T107" style:family="text">
      <style:text-properties fo:font-variant="normal" fo:text-transform="none" fo:color="#000000" style:font-name="Georgia" fo:font-size="11.25pt" fo:letter-spacing="normal" fo:font-style="normal" fo:font-weight="normal" officeooo:rsid="01a9436f"/>
    </style:style>
    <style:style style:name="T108" style:family="text">
      <style:text-properties fo:font-variant="normal" fo:text-transform="none" fo:color="#000000" style:font-name="Georgia" fo:font-size="11.25pt" fo:letter-spacing="normal" fo:font-style="normal" fo:font-weight="normal" officeooo:rsid="01aa8953"/>
    </style:style>
    <style:style style:name="T109" style:family="text">
      <style:text-properties fo:font-variant="normal" fo:text-transform="none" fo:color="#000000" style:font-name="Georgia" fo:font-size="11.25pt" fo:letter-spacing="normal" fo:font-style="normal" fo:font-weight="normal" officeooo:rsid="01b4fd5f"/>
    </style:style>
    <style:style style:name="T110" style:family="text">
      <style:text-properties fo:font-variant="normal" fo:text-transform="none" fo:color="#000000" style:font-name="Georgia" fo:font-size="11.25pt" fo:letter-spacing="normal" fo:font-style="normal" fo:font-weight="normal" officeooo:rsid="01b7558f"/>
    </style:style>
    <style:style style:name="T111" style:family="text">
      <style:text-properties fo:font-variant="normal" fo:text-transform="none" fo:color="#000000" style:font-name="Georgia" fo:font-size="11.25pt" fo:letter-spacing="normal" fo:font-style="normal" fo:font-weight="normal" officeooo:rsid="01b82c1d"/>
    </style:style>
    <style:style style:name="T112" style:family="text">
      <style:text-properties fo:font-variant="normal" fo:text-transform="none" fo:color="#000000" style:font-name="Georgia" fo:font-size="11.25pt" fo:letter-spacing="normal" fo:font-style="normal" fo:font-weight="normal" officeooo:rsid="01b8dce5"/>
    </style:style>
    <style:style style:name="T113" style:family="text">
      <style:text-properties fo:font-variant="normal" fo:text-transform="none" fo:color="#000000" style:font-name="Georgia" fo:font-size="11.25pt" fo:letter-spacing="normal" fo:font-style="normal" fo:font-weight="normal" officeooo:rsid="01b960a7" style:font-size-asian="11pt" style:font-name-complex="Arial2" style:font-size-complex="11pt"/>
    </style:style>
    <style:style style:name="T114" style:family="text">
      <style:text-properties fo:font-variant="normal" fo:text-transform="none" fo:color="#000000" style:font-name="Georgia" fo:font-size="11.25pt" fo:letter-spacing="normal" fo:font-style="normal" fo:font-weight="normal" officeooo:rsid="01bff27c" style:font-size-asian="11pt" style:font-name-complex="Arial2" style:font-size-complex="11pt"/>
    </style:style>
    <style:style style:name="T115" style:family="text">
      <style:text-properties fo:font-variant="normal" fo:text-transform="none" fo:color="#000000" style:font-name="Georgia" fo:font-size="11.25pt" fo:letter-spacing="normal" fo:font-style="normal" fo:font-weight="normal" officeooo:rsid="01bb70d2"/>
    </style:style>
    <style:style style:name="T116" style:family="text">
      <style:text-properties fo:font-variant="normal" fo:text-transform="none" fo:color="#000000" style:font-name="Georgia" fo:font-size="11.25pt" fo:letter-spacing="normal" fo:font-style="normal" fo:font-weight="normal" officeooo:rsid="01bc049e"/>
    </style:style>
    <style:style style:name="T117" style:family="text">
      <style:text-properties fo:font-variant="normal" fo:text-transform="none" fo:color="#000000" style:font-name="Georgia" fo:font-size="11.25pt" fo:letter-spacing="normal" fo:font-style="normal" fo:font-weight="normal" officeooo:rsid="01bcc6c2"/>
    </style:style>
    <style:style style:name="T118" style:family="text">
      <style:text-properties fo:font-variant="normal" fo:text-transform="none" fo:color="#000000" style:font-name="Georgia" fo:font-size="11.25pt" fo:letter-spacing="normal" fo:font-style="normal" fo:font-weight="normal" officeooo:rsid="01c2c44d"/>
    </style:style>
    <style:style style:name="T119" style:family="text">
      <style:text-properties fo:font-variant="normal" fo:text-transform="none" fo:color="#000000" style:font-name="Georgia" fo:font-size="11.25pt" fo:letter-spacing="normal" fo:font-style="normal" fo:font-weight="normal" officeooo:rsid="01d61f73"/>
    </style:style>
    <style:style style:name="T120" style:family="text">
      <style:text-properties fo:font-variant="normal" fo:text-transform="none" fo:color="#000000" style:font-name="Georgia" fo:font-size="11.25pt" fo:letter-spacing="normal" fo:font-style="normal" fo:font-weight="normal" officeooo:rsid="01d8005b"/>
    </style:style>
    <style:style style:name="T121" style:family="text">
      <style:text-properties fo:font-variant="normal" fo:text-transform="none" fo:color="#000000" style:font-name="Georgia" fo:font-size="11.25pt" fo:letter-spacing="normal" fo:font-style="normal" fo:font-weight="normal" officeooo:rsid="01e47627"/>
    </style:style>
    <style:style style:name="T122" style:family="text">
      <style:text-properties fo:font-variant="normal" fo:text-transform="none" fo:color="#000000" style:font-name="Georgia" fo:font-size="11.25pt" fo:letter-spacing="normal" fo:font-style="normal" fo:font-weight="normal" officeooo:rsid="01e51aac"/>
    </style:style>
    <style:style style:name="T123" style:family="text">
      <style:text-properties fo:font-variant="normal" fo:text-transform="none" fo:color="#000000" style:font-name="Georgia" fo:font-size="11.25pt" fo:letter-spacing="normal" fo:font-style="normal" style:text-underline-style="none" fo:font-weight="normal" officeooo:rsid="004d768a"/>
    </style:style>
    <style:style style:name="T124" style:family="text">
      <style:text-properties fo:font-variant="normal" fo:text-transform="none" fo:color="#000000" style:font-name="Georgia" fo:font-size="11.25pt" fo:letter-spacing="normal" fo:font-style="normal" style:text-underline-style="none" fo:font-weight="normal" officeooo:rsid="0050dd7a"/>
    </style:style>
    <style:style style:name="T125" style:family="text">
      <style:text-properties fo:font-variant="normal" fo:text-transform="none" fo:color="#000000" style:font-name="Georgia" fo:font-size="11.25pt" fo:letter-spacing="normal" fo:font-style="normal" style:text-underline-style="none" fo:font-weight="normal" officeooo:rsid="004f35bf"/>
    </style:style>
    <style:style style:name="T126" style:family="text">
      <style:text-properties fo:font-variant="normal" fo:text-transform="none" fo:color="#000000" style:font-name="Georgia" fo:font-size="11.25pt" fo:letter-spacing="normal" fo:font-style="normal" style:text-underline-style="none" fo:font-weight="normal" officeooo:rsid="00ddf06e"/>
    </style:style>
    <style:style style:name="T127" style:family="text">
      <style:text-properties fo:font-variant="normal" fo:text-transform="none" fo:color="#000000" style:font-name="Georgia" fo:font-size="11.25pt" fo:letter-spacing="normal" fo:font-style="normal" style:text-underline-style="none" fo:font-weight="normal" officeooo:rsid="01e51aac"/>
    </style:style>
    <style:style style:name="T128" style:family="text">
      <style:text-properties fo:font-variant="normal" fo:text-transform="none" fo:color="#000000" style:font-name="Georgia" fo:font-size="11.25pt" fo:letter-spacing="normal" fo:font-style="normal" officeooo:rsid="01bff27c" style:font-size-asian="11pt" style:font-name-complex="Arial2" style:font-size-complex="11pt"/>
    </style:style>
    <style:style style:name="T129" style:family="text">
      <style:text-properties fo:font-variant="normal" fo:text-transform="none" fo:color="#000000" style:font-name="sans-serif" fo:font-size="9.75pt" fo:letter-spacing="normal" fo:font-style="normal" fo:font-weight="normal" officeooo:rsid="001ebdb1"/>
    </style:style>
    <style:style style:name="T130" style:family="text">
      <style:text-properties fo:font-variant="normal" fo:text-transform="none" fo:color="#000000" style:font-name="sans-serif" fo:font-size="9.75pt" fo:letter-spacing="normal" fo:font-style="normal" fo:font-weight="bold" officeooo:rsid="001ebdb1"/>
    </style:style>
    <style:style style:name="T131" style:family="text">
      <style:text-properties fo:font-variant="normal" fo:text-transform="none" fo:color="#000000" style:font-name="sans-serif" fo:font-size="9.75pt" fo:letter-spacing="normal" fo:font-style="normal" style:text-underline-style="none" fo:font-weight="normal" officeooo:rsid="001ebdb1"/>
    </style:style>
    <style:style style:name="T132" style:family="text">
      <style:text-properties fo:font-variant="normal" fo:text-transform="none" fo:color="#000000" fo:letter-spacing="normal" officeooo:rsid="001ebdb1"/>
    </style:style>
    <style:style style:name="T133" style:family="text">
      <style:text-properties fo:font-variant="normal" fo:text-transform="none" fo:color="#000000" style:text-line-through-style="none" style:font-name="sans-serif" fo:letter-spacing="normal" fo:font-style="normal" style:text-underline-style="none" fo:font-weight="normal" officeooo:rsid="015cf3d5" style:text-blinking="false"/>
    </style:style>
    <style:style style:name="T134" style:family="text">
      <style:text-properties fo:font-variant="normal" fo:text-transform="none" fo:color="#000000" style:text-line-through-style="none" style:font-name="sans-serif" fo:font-size="9.75pt" fo:letter-spacing="normal" fo:font-style="normal" style:text-underline-style="none" fo:font-weight="normal" officeooo:rsid="015cf3d5" style:text-blinking="false"/>
    </style:style>
    <style:style style:name="T135" style:family="text">
      <style:text-properties fo:font-variant="normal" fo:text-transform="none" fo:color="#000000" style:text-position="super 58%" style:font-name="Georgia" fo:font-size="11.25pt" fo:letter-spacing="normal" fo:font-style="normal" style:text-underline-style="none" fo:font-weight="normal" officeooo:rsid="004aca4d"/>
    </style:style>
    <style:style style:name="T136" style:family="text">
      <style:text-properties fo:font-variant="normal" fo:text-transform="none" fo:color="#000000" style:text-position="super 58%" style:font-name="Georgia" fo:font-size="11.25pt" fo:letter-spacing="normal" fo:font-style="normal" style:text-underline-style="none" fo:font-weight="normal" officeooo:rsid="0049564d"/>
    </style:style>
    <style:style style:name="T137" style:family="text">
      <style:text-properties fo:font-variant="normal" fo:text-transform="none" fo:color="#000000" style:text-position="super 58%" style:font-name="Georgia" fo:font-size="11.25pt" fo:letter-spacing="normal" fo:font-style="normal" style:text-underline-style="none" fo:font-weight="normal" officeooo:rsid="017d7d36"/>
    </style:style>
    <style:style style:name="T138" style:family="text">
      <style:text-properties fo:font-variant="normal" fo:text-transform="none" fo:color="#000000" style:text-position="super 58%" style:font-name="Georgia" fo:font-size="11.25pt" fo:letter-spacing="normal" fo:font-style="normal" style:text-underline-style="none" fo:font-weight="normal" officeooo:rsid="004d768a"/>
    </style:style>
    <style:style style:name="T139" style:family="text">
      <style:text-properties fo:font-variant="normal" fo:text-transform="none" fo:color="#000000" style:text-position="super 58%" style:font-name="Georgia" fo:font-size="11.25pt" fo:letter-spacing="normal" fo:font-style="normal" style:text-underline-style="none" fo:font-weight="normal" officeooo:rsid="0050dd7a"/>
    </style:style>
    <style:style style:name="T140" style:family="text">
      <style:text-properties fo:font-variant="normal" fo:text-transform="none" fo:color="#000000" style:text-position="super 58%" style:font-name="Georgia" fo:font-size="11.25pt" fo:letter-spacing="normal" fo:font-style="normal" style:text-underline-style="none" fo:font-weight="normal" officeooo:rsid="004f35bf"/>
    </style:style>
    <style:style style:name="T141" style:family="text">
      <style:text-properties fo:font-variant="normal" fo:text-transform="none" fo:color="#000000" style:text-position="super 58%" style:font-name="Georgia" fo:font-size="11.25pt" fo:letter-spacing="normal" fo:font-style="normal" style:text-underline-style="none" fo:font-weight="normal" officeooo:rsid="00679b1f"/>
    </style:style>
    <style:style style:name="T142" style:family="text">
      <style:text-properties fo:font-variant="normal" fo:text-transform="none" fo:color="#000000" style:text-position="super 58%" style:font-name="Georgia" fo:font-size="11.25pt" fo:letter-spacing="normal" fo:font-style="normal" style:text-underline-style="none" fo:font-weight="normal" officeooo:rsid="00ddf06e"/>
    </style:style>
    <style:style style:name="T143" style:family="text">
      <style:text-properties fo:font-variant="normal" fo:text-transform="none" fo:color="#000000" style:text-position="super 58%" style:font-name="Georgia" fo:font-size="11.25pt" fo:letter-spacing="normal" fo:font-style="normal" style:text-underline-style="none" fo:font-weight="normal" officeooo:rsid="01e51aac"/>
    </style:style>
    <style:style style:name="T144" style:family="text">
      <style:text-properties fo:font-variant="normal" fo:text-transform="none" fo:color="#000000" style:text-position="super 58%" style:font-name="sans-serif" fo:font-size="9.75pt" fo:letter-spacing="normal" fo:font-style="normal" style:text-underline-style="none" fo:font-weight="normal" officeooo:rsid="001ebdb1"/>
    </style:style>
    <style:style style:name="T145" style:family="text">
      <style:text-properties fo:font-variant="normal" fo:text-transform="none" fo:color="#0000ff" style:font-name="Georgia" fo:font-size="11.25pt" fo:letter-spacing="normal" fo:font-style="normal" fo:font-weight="normal" officeooo:rsid="015766c5"/>
    </style:style>
    <style:style style:name="T146" style:family="text">
      <style:text-properties fo:font-variant="normal" fo:text-transform="none" fo:color="#0000ff" style:font-name="Georgia" fo:font-size="11.25pt" fo:letter-spacing="normal" fo:font-style="normal" fo:font-weight="normal" officeooo:rsid="01590ea5"/>
    </style:style>
    <style:style style:name="T147" style:family="text">
      <style:text-properties fo:font-variant="normal" fo:text-transform="none" fo:color="#0000ff" style:font-name="Georgia" fo:font-size="11.25pt" fo:letter-spacing="normal" fo:font-style="normal" fo:font-weight="normal" officeooo:rsid="0157c5eb"/>
    </style:style>
    <style:style style:name="T148" style:family="text">
      <style:text-properties fo:font-variant="normal" fo:text-transform="none" fo:color="#0000ff" style:font-name="Georgia" fo:font-size="11.25pt" fo:letter-spacing="normal" fo:font-style="normal" fo:font-weight="normal" officeooo:rsid="01562d71"/>
    </style:style>
    <style:style style:name="T149" style:family="text">
      <style:text-properties fo:font-variant="normal" fo:text-transform="none" fo:color="#0000ff" style:font-name="Georgia" fo:font-size="11.25pt" fo:letter-spacing="normal" fo:font-style="normal" fo:font-weight="normal" officeooo:rsid="0159d9a4"/>
    </style:style>
    <style:style style:name="T150" style:family="text">
      <style:text-properties fo:font-variant="normal" fo:text-transform="none" fo:color="#0000ff" style:font-name="Georgia" fo:font-size="11.25pt" fo:letter-spacing="normal" fo:font-style="normal" fo:font-weight="normal" officeooo:rsid="015aacb5"/>
    </style:style>
    <style:style style:name="T151" style:family="text">
      <style:text-properties fo:font-variant="normal" fo:text-transform="none" fo:color="#0000ff" style:font-name="Georgia" fo:font-size="11.25pt" fo:letter-spacing="normal" fo:font-style="normal" fo:font-weight="normal" officeooo:rsid="0165446e"/>
    </style:style>
    <style:style style:name="T152" style:family="text">
      <style:text-properties fo:font-variant="normal" fo:text-transform="none" fo:color="#0000ff" style:font-name="Georgia" fo:font-size="11.25pt" fo:letter-spacing="normal" fo:font-style="normal" fo:font-weight="normal" officeooo:rsid="01c2c44d"/>
    </style:style>
    <style:style style:name="T153" style:family="text">
      <style:text-properties fo:font-variant="normal" fo:text-transform="none" fo:color="#0000ff" style:font-name="Georgia" fo:font-size="11.25pt" fo:letter-spacing="normal" fo:font-style="normal" fo:font-weight="normal" officeooo:rsid="005bd950"/>
    </style:style>
    <style:style style:name="T154" style:family="text">
      <style:text-properties fo:font-variant="normal" fo:text-transform="none" fo:color="#0000ff" style:font-name="Georgia" fo:font-size="11.25pt" fo:letter-spacing="normal" fo:font-style="normal" fo:font-weight="normal" officeooo:rsid="01b960a7"/>
    </style:style>
    <style:style style:name="T155" style:family="text">
      <style:text-properties fo:font-variant="normal" fo:text-transform="none" fo:color="#0000ff" style:font-name="Georgia" fo:font-size="11.25pt" fo:letter-spacing="normal" fo:font-style="normal" style:text-underline-style="none" fo:font-weight="normal" officeooo:rsid="005bd950"/>
    </style:style>
    <style:style style:name="T156" style:family="text">
      <style:text-properties fo:font-variant="normal" fo:text-transform="none" fo:color="#0000ff" style:font-name="Arial1" fo:font-size="11pt" fo:letter-spacing="normal" fo:font-style="normal" fo:font-weight="bold" officeooo:rsid="01645e90" style:font-size-asian="11pt" style:font-weight-asian="bold" style:font-name-complex="Arial2" style:font-size-complex="11pt"/>
    </style:style>
    <style:style style:name="T157" style:family="text">
      <style:text-properties fo:font-variant="normal" fo:text-transform="none" fo:color="#0000ff" style:text-position="super 58%" style:font-name="Georgia" fo:font-size="11.25pt" fo:letter-spacing="normal" fo:font-style="normal" style:text-underline-style="none" fo:font-weight="normal" officeooo:rsid="005bd950"/>
    </style:style>
    <style:style style:name="T158" style:family="text">
      <style:text-properties fo:font-variant="normal" fo:text-transform="none" fo:color="#0b0080" style:text-line-through-style="none" style:font-name="sans-serif" fo:font-size="9.75pt" fo:letter-spacing="normal" fo:font-style="normal" style:text-underline-style="none" fo:font-weight="normal" officeooo:rsid="015cf3d5" style:text-blinking="false" fo:background-color="#ffffff"/>
    </style:style>
    <style:style style:name="T159" style:family="text">
      <style:text-properties fo:font-variant="normal" fo:text-transform="none" fo:color="#0b0080" style:text-line-through-style="none" style:font-name="sans-serif" fo:font-size="9.75pt" fo:letter-spacing="normal" fo:font-style="normal" style:text-underline-style="none" fo:font-weight="normal" officeooo:rsid="001ebdb1" style:text-blinking="false" fo:background-color="#ffffff"/>
    </style:style>
    <style:style style:name="T160" style:family="text">
      <style:text-properties fo:font-variant="normal" fo:text-transform="none" fo:color="#0b0080" style:text-line-through-style="none" style:font-name="sans-serif" fo:letter-spacing="normal" fo:font-style="normal" style:text-underline-style="none" fo:font-weight="normal" officeooo:rsid="015cf3d5" style:text-blinking="false"/>
    </style:style>
    <style:style style:name="T161" style:family="text">
      <style:text-properties fo:font-variant="normal" fo:text-transform="none" fo:color="#333333" style:font-name="arial" fo:font-size="10.5pt" fo:letter-spacing="normal" fo:font-style="normal" fo:font-weight="normal"/>
    </style:style>
    <style:style style:name="T162" style:family="text">
      <style:text-properties fo:font-variant="normal" fo:text-transform="none" fo:color="#333333" fo:letter-spacing="normal"/>
    </style:style>
    <style:style style:name="T163" style:family="text">
      <style:text-properties fo:font-variant="normal" fo:text-transform="none" fo:color="#5c7996" style:text-line-through-style="none" style:font-name="arial" fo:font-size="10.5pt" fo:letter-spacing="normal" fo:font-style="normal" style:text-underline-style="none" fo:font-weight="normal" style:text-blinking="false"/>
    </style:style>
    <style:style style:name="T164" style:family="text">
      <style:text-properties fo:font-variant="normal" fo:text-transform="none" fo:color="#5c7996" style:text-line-through-style="none" style:font-name="arial" fo:font-size="10.5pt" fo:letter-spacing="normal" fo:font-style="normal" style:text-underline-style="none" fo:font-weight="bold" style:text-blinking="false"/>
    </style:style>
    <style:style style:name="T165" style:family="text">
      <style:text-properties fo:font-variant="normal" fo:text-transform="none" fo:color="#5c7996" style:text-line-through-style="none" style:font-name="arial" fo:font-size="10.5pt" fo:letter-spacing="normal" fo:font-style="italic" style:text-underline-style="none" fo:font-weight="normal" style:text-blinking="false"/>
    </style:style>
    <style:style style:name="T166" style:family="text">
      <style:text-properties fo:font-variant="normal" fo:text-transform="none" fo:font-style="normal" style:text-underline-style="none" fo:font-weight="normal" officeooo:rsid="00fd294c"/>
    </style:style>
    <style:style style:name="T167" style:family="text">
      <style:text-properties fo:font-variant="normal" fo:text-transform="none" fo:font-style="normal" style:text-underline-style="none" fo:font-weight="normal" officeooo:rsid="017581d0"/>
    </style:style>
    <style:style style:name="T168" style:family="text">
      <style:text-properties fo:font-variant="normal" fo:text-transform="none" fo:font-style="normal" style:text-underline-style="none" fo:font-weight="normal" officeooo:rsid="015cf3d5"/>
    </style:style>
    <style:style style:name="T169" style:family="text">
      <style:text-properties fo:font-variant="normal" fo:text-transform="none" fo:font-style="normal" style:text-underline-style="none" fo:font-weight="normal" officeooo:rsid="01e70285"/>
    </style:style>
    <style:style style:name="T170" style:family="text">
      <style:text-properties fo:font-variant="normal" fo:text-transform="none" style:text-position="super 58%" fo:font-style="normal" style:text-underline-style="none" fo:font-weight="normal"/>
    </style:style>
    <style:style style:name="T171" style:family="text">
      <style:text-properties fo:font-variant="normal" fo:text-transform="none" style:text-position="super 58%" fo:font-style="normal" style:text-underline-style="none" fo:font-weight="normal" officeooo:rsid="0049124a"/>
    </style:style>
    <style:style style:name="T172" style:family="text">
      <style:text-properties fo:font-variant="normal" fo:text-transform="none" style:text-position="super 58%" fo:font-style="normal" style:text-underline-style="none" fo:font-weight="normal" officeooo:rsid="006e860e"/>
    </style:style>
    <style:style style:name="T173" style:family="text">
      <style:text-properties fo:font-variant="normal" fo:text-transform="none" style:text-position="super 58%" fo:font-style="normal" style:text-underline-style="none" fo:font-weight="normal" officeooo:rsid="0031b9fd"/>
    </style:style>
    <style:style style:name="T174" style:family="text">
      <style:text-properties fo:font-variant="normal" fo:text-transform="none" style:text-position="super 58%" fo:font-style="normal" style:text-underline-style="none" fo:font-weight="normal" officeooo:rsid="00fd294c"/>
    </style:style>
    <style:style style:name="T175" style:family="text">
      <style:text-properties fo:font-variant="normal" fo:text-transform="none" style:text-position="super 58%" fo:font-style="normal" style:text-underline-style="none" fo:font-weight="normal" officeooo:rsid="017581d0"/>
    </style:style>
    <style:style style:name="T176" style:family="text">
      <style:text-properties fo:font-variant="normal" fo:text-transform="none" style:text-position="super 58%" fo:font-style="normal" style:text-underline-style="none" fo:font-weight="normal" officeooo:rsid="015cf3d5"/>
    </style:style>
    <style:style style:name="T177" style:family="text">
      <style:text-properties fo:font-variant="normal" fo:text-transform="none" style:text-position="super 58%" fo:font-style="normal" style:text-underline-style="none" fo:font-weight="normal" officeooo:rsid="01e70285"/>
    </style:style>
    <style:style style:name="T178" style:family="text">
      <style:text-properties fo:font-variant="normal" fo:text-transform="none" style:font-name="Georgia" fo:font-size="11.25pt" fo:letter-spacing="normal" fo:font-style="normal" fo:font-weight="normal"/>
    </style:style>
    <style:style style:name="T179" style:family="text">
      <style:text-properties fo:font-variant="normal" fo:text-transform="none" style:font-name="Georgia" fo:font-size="11.25pt" fo:letter-spacing="normal" fo:font-style="normal" fo:font-weight="normal" officeooo:rsid="01c2c44d"/>
    </style:style>
    <style:style style:name="T180" style:family="text">
      <style:text-properties fo:font-variant="normal" fo:text-transform="none" style:font-name="Georgia" fo:font-size="11.25pt" fo:letter-spacing="normal" fo:font-style="normal" fo:font-weight="normal" officeooo:rsid="00b330eb"/>
    </style:style>
    <style:style style:name="T181" style:family="text">
      <style:text-properties fo:font-variant="normal" fo:text-transform="none" style:font-name="Georgia" fo:font-size="11.25pt" fo:letter-spacing="normal" fo:font-style="normal" fo:font-weight="normal" officeooo:rsid="00ad2f2d"/>
    </style:style>
    <style:style style:name="T182" style:family="text">
      <style:text-properties fo:font-variant="normal" fo:text-transform="none" style:font-name="Georgia" fo:font-size="11.25pt" fo:letter-spacing="normal" fo:font-style="normal" fo:font-weight="normal" officeooo:rsid="00991dd5"/>
    </style:style>
    <style:style style:name="T183" style:family="text">
      <style:text-properties fo:font-variant="normal" fo:text-transform="none" style:font-name="Georgia" fo:font-size="11.25pt" fo:letter-spacing="normal" fo:font-style="normal" fo:font-weight="normal" officeooo:rsid="00cab528"/>
    </style:style>
    <style:style style:name="T184" style:family="text">
      <style:text-properties fo:font-variant="normal" fo:text-transform="none" style:font-name="Georgia" fo:font-size="14.25pt" fo:letter-spacing="normal" fo:font-style="normal" fo:font-weight="normal"/>
    </style:style>
    <style:style style:name="T185" style:family="text">
      <style:text-properties fo:font-variant="normal" fo:text-transform="none" fo:color="#49382a" style:font-name="Georgia" fo:font-size="10.5pt" fo:letter-spacing="normal" fo:font-style="normal" fo:font-weight="normal"/>
    </style:style>
    <style:style style:name="T186" style:family="text">
      <style:text-properties fo:font-style="italic" style:font-style-asian="italic"/>
    </style:style>
    <style:style style:name="T187" style:family="text">
      <style:text-properties fo:font-style="italic" fo:font-weight="normal" style:font-style-asian="italic" style:font-weight-asian="normal"/>
    </style:style>
    <style:style style:name="T188" style:family="text">
      <style:text-properties fo:font-style="normal" style:font-style-asian="normal"/>
    </style:style>
    <style:style style:name="T189" style:family="text">
      <style:text-properties fo:font-style="normal" fo:font-weight="bold" style:font-style-asian="normal" style:font-weight-asian="bold"/>
    </style:style>
    <style:style style:name="T190" style:family="text">
      <style:text-properties fo:font-style="normal" fo:font-weight="normal" style:font-style-asian="normal" style:font-weight-asian="normal"/>
    </style:style>
    <style:style style:name="T191" style:family="text">
      <style:text-properties style:font-style-asian="normal"/>
    </style:style>
    <style:style style:name="T192" style:family="text">
      <style:text-properties style:font-style-asian="normal" style:font-weight-asian="bold"/>
    </style:style>
    <style:style style:name="T193" style:family="text">
      <style:text-properties style:font-style-asian="normal" style:font-weight-asian="normal"/>
    </style:style>
    <style:style style:name="T194" style:family="text">
      <style:text-properties officeooo:rsid="00245081"/>
    </style:style>
    <style:style style:name="T195" style:family="text">
      <style:text-properties officeooo:rsid="0027aa80"/>
    </style:style>
    <style:style style:name="T196" style:family="text">
      <style:text-properties officeooo:rsid="0028cecf"/>
    </style:style>
    <style:style style:name="T197" style:family="text">
      <style:text-properties officeooo:rsid="00295cba"/>
    </style:style>
    <style:style style:name="T198" style:family="text">
      <style:text-properties officeooo:rsid="002b2f0b"/>
    </style:style>
    <style:style style:name="T199" style:family="text">
      <style:text-properties officeooo:rsid="002d57a6"/>
    </style:style>
    <style:style style:name="T200" style:family="text">
      <style:text-properties officeooo:rsid="002ede93"/>
    </style:style>
    <style:style style:name="T201" style:family="text">
      <style:text-properties officeooo:rsid="003048e8"/>
    </style:style>
    <style:style style:name="T202" style:family="text">
      <style:text-properties officeooo:rsid="003195a9"/>
    </style:style>
    <style:style style:name="T203" style:family="text">
      <style:text-properties style:font-name="Arial1" fo:font-size="11pt" style:font-size-asian="11pt" style:font-name-complex="Arial2" style:font-size-complex="11pt"/>
    </style:style>
    <style:style style:name="T204" style:family="text">
      <style:text-properties style:font-name="Arial1" fo:font-size="11pt" officeooo:rsid="01462877" style:font-size-asian="11pt" style:font-name-complex="Arial2" style:font-size-complex="11pt"/>
    </style:style>
    <style:style style:name="T205" style:family="text">
      <style:text-properties style:font-name="Arial1" fo:font-size="11pt" officeooo:rsid="01d07b56" style:font-size-asian="11pt" style:font-name-complex="Arial2" style:font-size-complex="11pt"/>
    </style:style>
    <style:style style:name="T206" style:family="text">
      <style:text-properties style:font-name="Arial1" fo:font-size="11pt" fo:font-weight="bold" style:font-size-asian="11pt" style:font-weight-asian="bold" style:font-name-complex="Arial2" style:font-size-complex="11pt"/>
    </style:style>
    <style:style style:name="T207" style:family="text">
      <style:text-properties officeooo:rsid="0031b9fd"/>
    </style:style>
    <style:style style:name="T208" style:family="text">
      <style:text-properties officeooo:rsid="00340ca3"/>
    </style:style>
    <style:style style:name="T209" style:family="text">
      <style:text-properties officeooo:rsid="003603f3"/>
    </style:style>
    <style:style style:name="T210" style:family="text">
      <style:text-properties officeooo:rsid="00360e77"/>
    </style:style>
    <style:style style:name="T211" style:family="text">
      <style:text-properties officeooo:rsid="0037dba7"/>
    </style:style>
    <style:style style:name="T212" style:family="text">
      <style:text-properties officeooo:rsid="0039da2d"/>
    </style:style>
    <style:style style:name="T213" style:family="text">
      <style:text-properties officeooo:rsid="003cc353"/>
    </style:style>
    <style:style style:name="T214" style:family="text">
      <style:text-properties style:text-position="super 58%"/>
    </style:style>
    <style:style style:name="T215" style:family="text">
      <style:text-properties style:text-position="super 58%" officeooo:rsid="00fd294c"/>
    </style:style>
    <style:style style:name="T216" style:family="text">
      <style:text-properties style:text-position="super 58%" officeooo:rsid="01e70285"/>
    </style:style>
    <style:style style:name="T217" style:family="text">
      <style:text-properties officeooo:rsid="00459775"/>
    </style:style>
    <style:style style:name="T218" style:family="text">
      <style:text-properties officeooo:rsid="0045e31b"/>
    </style:style>
    <style:style style:name="T219" style:family="text">
      <style:text-properties officeooo:rsid="004603bd"/>
    </style:style>
    <style:style style:name="T220" style:family="text">
      <style:text-properties officeooo:rsid="004686a3"/>
    </style:style>
    <style:style style:name="T221" style:family="text">
      <style:text-properties officeooo:rsid="0046e873"/>
    </style:style>
    <style:style style:name="T222" style:family="text">
      <style:text-properties officeooo:rsid="0048776c"/>
    </style:style>
    <style:style style:name="T223" style:family="text">
      <style:text-properties officeooo:rsid="0049124a"/>
    </style:style>
    <style:style style:name="T224" style:family="text">
      <style:text-properties officeooo:rsid="0049564d"/>
    </style:style>
    <style:style style:name="T225" style:family="text">
      <style:text-properties officeooo:rsid="00691217"/>
    </style:style>
    <style:style style:name="T226" style:family="text">
      <style:text-properties officeooo:rsid="006a26d6"/>
    </style:style>
    <style:style style:name="T227" style:family="text">
      <style:text-properties officeooo:rsid="006e860e"/>
    </style:style>
    <style:style style:name="T228" style:family="text">
      <style:text-properties officeooo:rsid="007068a7"/>
    </style:style>
    <style:style style:name="T229" style:family="text">
      <style:text-properties officeooo:rsid="007675ff"/>
    </style:style>
    <style:style style:name="T230" style:family="text">
      <style:text-properties officeooo:rsid="0077901f"/>
    </style:style>
    <style:style style:name="T231" style:family="text">
      <style:text-properties officeooo:rsid="00798cf1"/>
    </style:style>
    <style:style style:name="T232" style:family="text">
      <style:text-properties officeooo:rsid="00798f58"/>
    </style:style>
    <style:style style:name="T233" style:family="text">
      <style:text-properties officeooo:rsid="0088784f"/>
    </style:style>
    <style:style style:name="T234" style:family="text">
      <style:text-properties fo:font-weight="bold" style:font-weight-asian="bold" style:font-weight-complex="bold"/>
    </style:style>
    <style:style style:name="T235" style:family="text">
      <style:text-properties fo:font-weight="bold" officeooo:rsid="009c377c" style:font-weight-asian="bold" style:font-weight-complex="bold"/>
    </style:style>
    <style:style style:name="T236" style:family="text">
      <style:text-properties fo:font-weight="bold" officeooo:rsid="009e5ab7" style:font-weight-asian="bold" style:font-weight-complex="bold"/>
    </style:style>
    <style:style style:name="T237" style:family="text">
      <style:text-properties fo:font-weight="bold" officeooo:rsid="009f5c86" style:font-weight-asian="bold" style:font-weight-complex="bold"/>
    </style:style>
    <style:style style:name="T238" style:family="text">
      <style:text-properties fo:font-weight="bold" officeooo:rsid="00ae38b0" style:font-weight-asian="bold" style:font-weight-complex="bold"/>
    </style:style>
    <style:style style:name="T239" style:family="text">
      <style:text-properties fo:font-weight="bold" officeooo:rsid="013874f2" style:font-weight-asian="bold" style:font-weight-complex="bold"/>
    </style:style>
    <style:style style:name="T240" style:family="text">
      <style:text-properties fo:font-weight="bold" officeooo:rsid="0115a6c5" style:font-weight-asian="bold" style:font-weight-complex="bold"/>
    </style:style>
    <style:style style:name="T241" style:family="text">
      <style:text-properties fo:font-weight="bold" officeooo:rsid="01345ef7" style:font-weight-asian="bold" style:font-weight-complex="bold"/>
    </style:style>
    <style:style style:name="T242" style:family="text">
      <style:text-properties officeooo:rsid="00ac3d38"/>
    </style:style>
    <style:style style:name="T243" style:family="text">
      <style:text-properties officeooo:rsid="00b330eb"/>
    </style:style>
    <style:style style:name="T244" style:family="text">
      <style:text-properties officeooo:rsid="00b29b3a"/>
    </style:style>
    <style:style style:name="T245" style:family="text">
      <style:text-properties officeooo:rsid="00b4f01f"/>
    </style:style>
    <style:style style:name="T246" style:family="text">
      <style:text-properties officeooo:rsid="00b5fc40"/>
    </style:style>
    <style:style style:name="T247" style:family="text">
      <style:text-properties officeooo:rsid="00b7c9e5"/>
    </style:style>
    <style:style style:name="T248" style:family="text">
      <style:text-properties officeooo:rsid="00bb3fa6"/>
    </style:style>
    <style:style style:name="T249" style:family="text">
      <style:text-properties officeooo:rsid="00bb814b"/>
    </style:style>
    <style:style style:name="T250" style:family="text">
      <style:text-properties officeooo:rsid="00bce6ff"/>
    </style:style>
    <style:style style:name="T251" style:family="text">
      <style:text-properties officeooo:rsid="00bdacbf"/>
    </style:style>
    <style:style style:name="T252" style:family="text">
      <style:text-properties officeooo:rsid="00bfc1aa"/>
    </style:style>
    <style:style style:name="T253" style:family="text">
      <style:text-properties officeooo:rsid="00c0374d"/>
    </style:style>
    <style:style style:name="T254" style:family="text">
      <style:text-properties officeooo:rsid="00c1af66"/>
    </style:style>
    <style:style style:name="T255" style:family="text">
      <style:text-properties officeooo:rsid="00d295f7"/>
    </style:style>
    <style:style style:name="T256" style:family="text">
      <style:text-properties officeooo:rsid="00d3a710"/>
    </style:style>
    <style:style style:name="T257" style:family="text">
      <style:text-properties style:font-style-asian="italic"/>
    </style:style>
    <style:style style:name="T258" style:family="text">
      <style:text-properties style:font-style-asian="italic" style:font-weight-asian="normal"/>
    </style:style>
    <style:style style:name="T259" style:family="text">
      <style:text-properties officeooo:rsid="00f76191"/>
    </style:style>
    <style:style style:name="T260" style:family="text">
      <style:text-properties officeooo:rsid="00206f45"/>
    </style:style>
    <style:style style:name="T261" style:family="text">
      <style:text-properties fo:color="#0000ff"/>
    </style:style>
    <style:style style:name="T262" style:family="text">
      <style:text-properties fo:color="#0000ff" officeooo:rsid="01b960a7"/>
    </style:style>
    <style:style style:name="T263" style:family="text">
      <style:text-properties officeooo:rsid="00fd294c"/>
    </style:style>
    <style:style style:name="T264" style:family="text">
      <style:text-properties officeooo:rsid="0109b239"/>
    </style:style>
    <style:style style:name="T265" style:family="text">
      <style:text-properties officeooo:rsid="0115a6c5"/>
    </style:style>
    <style:style style:name="T266" style:family="text">
      <style:text-properties officeooo:rsid="0116f465"/>
    </style:style>
    <style:style style:name="T267" style:family="text">
      <style:text-properties officeooo:rsid="0117ed98"/>
    </style:style>
    <style:style style:name="T268" style:family="text">
      <style:text-properties officeooo:rsid="01199ffe"/>
    </style:style>
    <style:style style:name="T269" style:family="text">
      <style:text-properties officeooo:rsid="011a4753"/>
    </style:style>
    <style:style style:name="T270" style:family="text">
      <style:text-properties officeooo:rsid="01248a69"/>
    </style:style>
    <style:style style:name="T271" style:family="text">
      <style:text-properties officeooo:rsid="01267f0b"/>
    </style:style>
    <style:style style:name="T272" style:family="text">
      <style:text-properties officeooo:rsid="0127d3da"/>
    </style:style>
    <style:style style:name="T273" style:family="text">
      <style:text-properties officeooo:rsid="0130fbb1"/>
    </style:style>
    <style:style style:name="T274" style:family="text">
      <style:text-properties officeooo:rsid="01322d74"/>
    </style:style>
    <style:style style:name="T275" style:family="text">
      <style:text-properties officeooo:rsid="0132b171"/>
    </style:style>
    <style:style style:name="T276" style:family="text">
      <style:text-properties officeooo:rsid="01345ef7"/>
    </style:style>
    <style:style style:name="T277" style:family="text">
      <style:text-properties officeooo:rsid="0141d737"/>
    </style:style>
    <style:style style:name="T278" style:family="text">
      <style:text-properties officeooo:rsid="0152bdb9"/>
    </style:style>
    <style:style style:name="T279" style:family="text">
      <style:text-properties officeooo:rsid="015c0fbc"/>
    </style:style>
    <style:style style:name="T280" style:family="text">
      <style:text-properties officeooo:rsid="015cf3d5"/>
    </style:style>
    <style:style style:name="T281" style:family="text">
      <style:text-properties officeooo:rsid="016a5af6"/>
    </style:style>
    <style:style style:name="T282" style:family="text">
      <style:text-properties officeooo:rsid="017581d0"/>
    </style:style>
    <style:style style:name="T283" style:family="text">
      <style:text-properties fo:font-size="12pt" fo:font-weight="bold" officeooo:rsid="0115a6c5" style:font-size-asian="12pt" style:font-weight-asian="bold" style:font-size-complex="12pt" style:font-weight-complex="bold"/>
    </style:style>
    <style:style style:name="T284" style:family="text">
      <style:text-properties officeooo:rsid="01cd9daa"/>
    </style:style>
    <style:style style:name="T285" style:family="text">
      <style:text-properties officeooo:rsid="01d07b56"/>
    </style:style>
    <style:style style:name="T286" style:family="text">
      <style:text-properties officeooo:rsid="01d8f524"/>
    </style:style>
    <style:style style:name="T287" style:family="text">
      <style:text-properties officeooo:rsid="01dae982"/>
    </style:style>
    <style:style style:name="T288" style:family="text">
      <style:text-properties officeooo:rsid="01dce7a1"/>
    </style:style>
    <style:style style:name="T289" style:family="text">
      <style:text-properties officeooo:rsid="01de8319"/>
    </style:style>
    <style:style style:name="T290" style:family="text">
      <style:text-properties officeooo:rsid="01e3cd84"/>
    </style:style>
    <style:style style:name="T291" style:family="text">
      <style:text-properties officeooo:rsid="01e70285"/>
    </style:style>
    <style:style style:name="T292" style:family="text">
      <style:text-properties officeooo:rsid="01e84a17"/>
    </style:style>
    <style:style style:name="T293" style:family="text">
      <style:text-properties officeooo:rsid="01ea1b4e"/>
    </style:style>
    <style:style style:name="T294" style:family="text">
      <style:text-properties officeooo:rsid="01eb34cb"/>
    </style:style>
    <style:style style:name="T295" style:family="text">
      <style:text-properties officeooo:rsid="01ed1026"/>
    </style:style>
    <style:style style:name="T296" style:family="text">
      <style:text-properties officeooo:rsid="01ed74c6"/>
    </style:style>
    <style:style style:name="T297" style:family="text">
      <style:text-properties officeooo:rsid="01ef33f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itle Page</text:p>
      <text:p text:style-name="P9"/>
      <text:p text:style-name="P18">Agua: a <text:span text:style-name="T208">c</text:span>loud <text:span text:style-name="T208">b</text:span>ioinformatics <text:span text:style-name="T208">w</text:span>orkflow <text:span text:style-name="T208">p</text:span>latform</text:p>
      <text:p text:style-name="P19"/>
      <text:p text:style-name="P11">Abstract</text:p>
      <text:p text:style-name="P1"/>
      <text:p text:style-name="P3"><text:span text:style-name="T195">The increasing availability of </text:span><text:span text:style-name="T200">huge volumes of </text:span><text:span text:style-name="T195">genomic data </text:span><text:span text:style-name="T196">has given </text:span><text:span text:style-name="T195">rise to a</text:span><text:span text:style-name="T196"> </text:span><text:span text:style-name="T195">crisis </text:span><text:span text:style-name="T200">of reliance </text:span><text:span text:style-name="T196">upon computational approaches </text:span><text:span text:style-name="T200">that </text:span><text:span text:style-name="T196">are scarcely reproducible and barely accessible. </text:span><text:span text:style-name="T197">A lack of bioinformatics tools, personnel, workflow standards </text:span><text:span text:style-name="T200">and computational power </text:span><text:span text:style-name="T197">hinder</text:span><text:span text:style-name="T198">s</text:span><text:span text:style-name="T197"> the </text:span><text:span text:style-name="T209">execution and </text:span><text:span text:style-name="T197">replication of experiments </text:span><text:span text:style-name="T199">by </text:span><text:span text:style-name="T217">genomics</text:span><text:span text:style-name="T199"> researchers</text:span><text:span text:style-name="T197">. </text:span><text:span text:style-name="T217">This problem is exacerbated as </text:span><text:span text:style-name="T219">genomic analysis</text:span><text:span text:style-name="T217"> spreads to life sciences disciplines where researchers are </text:span><text:span text:style-name="T225">even less </text:span><text:span text:style-name="T217">accustomed to high-throughput </text:span><text:span text:style-name="T218">approaches</text:span><text:span text:style-name="T217">. </text:span><text:span text:style-name="T200">Agua </text:span><text:a xlink:type="simple" xlink:href="http://www.aguadev.org/"><text:span text:style-name="T200">http://www.aguadev.org</text:span></text:a><text:span text:style-name="T200"> lowers these technology barriers by providing a </text:span><text:span text:style-name="T220">flexible,</text:span><text:span text:style-name="T200"> end-to-end </text:span><text:span text:style-name="T201">cloud bioinformatics </text:span><text:span text:style-name="T212">workflow solution</text:span><text:span text:style-name="T200">, from data </text:span><text:span text:style-name="T226">provenance and </text:span><text:span text:style-name="T200">management </text:span><text:span text:style-name="T210">to</text:span><text:span text:style-name="T200"> genomic visualization.</text:span></text:p>
      <text:p text:style-name="P14"/>
      <text:p text:style-name="P12">Keywords</text:p>
      <text:p text:style-name="P10"/>
      <text:p text:style-name="P6"><text:span text:style-name="T211">NGS, cloud, bioinformatics, workflows, visualization, </text:span><text:span text:style-name="T246">J</text:span><text:span text:style-name="T247">B</text:span><text:span text:style-name="T246">rowse, StarCluster, </text:span><text:span text:style-name="T245">Git</text:span><text:span text:style-name="T211">, </text:span><text:span text:style-name="T222">JSON</text:span></text:p>
      <text:p text:style-name="P10"/>
      <text:p text:style-name="P12">Article subdivisions</text:p>
      <text:p text:style-name="P12"/>
      <text:p text:style-name="P17">Introduction</text:p>
      <text:p text:style-name="P14"/>
      <text:p text:style-name="P49"><text:span text:style-name="T223">Genomics plays a part in nine of the ten leading causes of death in the United States</text:span><text:reference-mark-start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71">1</text:span><text:reference-mark-end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223">. </text:span><text:span text:style-name="T273">In the </text:span><text:span text:style-name="T275">effort</text:span><text:span text:style-name="T273"> to use </text:span><text:span text:style-name="T274">and understand </text:span><text:span text:style-name="T273">genomic data, b</text:span><text:span text:style-name="T202">io</text:span><text:span text:style-name="T195">science </text:span><text:span text:style-name="T202">is increasingly a quantitative analysis activity </text:span><text:span text:style-name="T221">requiring the </text:span><text:span text:style-name="T202">c</text:span><text:span text:style-name="T195">omputational </text:span><text:span text:style-name="T202">processing and </text:span><text:span text:style-name="T195">interpretation of </text:span><text:span text:style-name="T202">massive </text:span><text:span text:style-name="T195">data sets. </text:span><text:span text:style-name="T213">B</text:span><text:span text:style-name="T207">iological data sets have multiplied to over 1,380 major Internet data sources </text:span><text:span text:style-name="T227">in 2012</text:span><text:reference-mark-start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72">2</text:span><text:reference-mark-end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207">. These </text:span><text:span text:style-name="T249">data sets </text:span><text:span text:style-name="T250">generally </text:span><text:span text:style-name="T249">have</text:span><text:span text:style-name="T207"> limited data compatibility </text:span><text:span text:style-name="T248">but </text:span><text:span text:style-name="T207">researchers often need to combine </text:span><text:span text:style-name="T228">data from </text:span><text:span text:style-name="T207">multiple sites to generate bioinformatics analyses.</text:span><text:span text:style-name="T195"> </text:span><text:span text:style-name="T229">W</text:span><text:span text:style-name="T223">orkflow-based tools </text:span><text:span text:style-name="T207">solve this problem by generating large and complex systems from collections of programs, data sources and structured data services</text:span><text:reference-mark-start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73">3</text:span><text:reference-mark-end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207">. </text:span><text:span text:style-name="T223">As the $1,000 genome approaches</text:span><text:reference-mark-start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71">4</text:span><text:reference-mark-end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223">, </text:span><text:span text:style-name="T224">genomic data volumes will increase and the bottleneck will shift to </text:span><text:span text:style-name="T252">the integration of </text:span><text:span text:style-name="T224">clinical </text:span><text:span text:style-name="T251">data</text:span><text:span text:style-name="T224"> </text:span><text:span text:style-name="T230">with</text:span><text:span text:style-name="T224"> genomic </text:span><text:span text:style-name="T251">data </text:span><text:span text:style-name="T224">and </text:span><text:span text:style-name="T231">responding to the question: H</text:span><text:span text:style-name="T224">ow can we understand this data? Agua </text:span><text:span text:style-name="T289">addresses</text:span><text:span text:style-name="T224"> this problem by providing a user-centric </text:span><text:span text:style-name="T242">open-source platform</text:span><text:span text:style-name="T224"> </text:span><text:span text:style-name="T242">that </text:span><text:span text:style-name="T224">facilitates sharing </text:span><text:span text:style-name="T254">and comparison </text:span><text:span text:style-name="T224">of workflows, </text:span><text:span text:style-name="T253">reproducibility</text:span><text:span text:style-name="T224"> </text:span><text:span text:style-name="T232">and interpretation of results</text:span><text:span text:style-name="T224">.</text:span></text:p>
      <text:p text:style-name="P28"><text:span text:style-name="T278"/></text:p>
      <text:p text:style-name="P52"><text:span text:style-name="T278">Reproducibility is a core principle of the scientific method. For an experiment to be scientific, it must be able to be accurately reproduced by others working independently from the original experimenter.</text:span></text:p>
      <text:p text:style-name="P53"><text:span text:style-name="T184"/></text:p>
      <text:p text:style-name="P83"><text:span text:style-name="T4">The </text:span><text:span text:style-name="T51">current </text:span><text:span text:style-name="T22">availability</text:span><text:span text:style-name="T4"> of common tools to enable </text:span><text:span text:style-name="T22">the </text:span><text:span text:style-name="T4">comparison of results from different data sets</text:span><text:reference-mark-start text:name="ZOTERO_ITEM CSL_CITATION {&quot;citationID&quot;:&quot;vMftQ65C&quot;,&quot;properties&quot;:{&quot;formattedCitation&quot;:&quot;{\\rtf \\super 5\\uc0\\u8211{}7\\nosupersub{}}&quot;,&quot;plainCitation&quot;:&quot;5–7&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v2G86UKANF"/><text:span text:style-name="T135">5</text:span><text:span text:style-name="T170">–7</text:span><text:reference-mark-end text:name="ZOTERO_ITEM CSL_CITATION {&quot;citationID&quot;:&quot;vMftQ65C&quot;,&quot;properties&quot;:{&quot;formattedCitation&quot;:&quot;{\\rtf \\super 5\\uc0\\u8211{}7\\nosupersub{}}&quot;,&quot;plainCitation&quot;:&quot;5–7&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v2G86UKANF"/><text:span text:style-name="T4"> paradoxically underscores the difficulty faced by scientists without programming experience. S</text:span><text:span text:style-name="T3">oftware libraries such as Bioperl, Biopython and Bioconductor, </text:span><text:span text:style-name="T7">and </text:span><text:span text:style-name="T3">bioinformatics toolkits such as EMBOSS</text:span><text:reference-mark-start text:name="ZOTERO_ITEM CSL_CITATION {&quot;citationID&quot;:&quot;4FKWlPRw&quot;,&quot;properties&quot;:{&quot;formattedCitation&quot;:&quot;{\\rtf \\super 8,9\\nosupersub{}}&quot;,&quot;plainCitation&quot;:&quot;8,9&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7GBKyg4u1H"/><text:span text:style-name="T136">8,9</text:span><text:reference-mark-end text:name="ZOTERO_ITEM CSL_CITATION {&quot;citationID&quot;:&quot;4FKWlPRw&quot;,&quot;properties&quot;:{&quot;formattedCitation&quot;:&quot;{\\rtf \\super 8,9\\nosupersub{}}&quot;,&quot;plainCitation&quot;:&quot;8,9&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7GBKyg4u1H"/><text:span text:style-name="T3"> </text:span><text:span text:style-name="T94">and</text:span><text:span text:style-name="T3"> </text:span><text:span text:style-name="T93">NCBITools</text:span><text:reference-mark-start text:name="ZOTERO_ITEM CSL_CITATION {&quot;citationID&quot;:&quot;XCEhqQem&quot;,&quot;properties&quot;:{&quot;formattedCitation&quot;:&quot;{\\rtf \\super 10\\nosupersub{}}&quot;,&quot;plainCitation&quot;:&quot;10&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xMvptwn5cz"/><text:span text:style-name="T137">10</text:span><text:reference-mark-end text:name="ZOTERO_ITEM CSL_CITATION {&quot;citationID&quot;:&quot;XCEhqQem&quot;,&quot;properties&quot;:{&quot;formattedCitation&quot;:&quot;{\\rtf \\super 10\\nosupersub{}}&quot;,&quot;plainCitation&quot;:&quot;10&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xMvptwn5cz"/><text:span text:style-name="T3"> </text:span><text:span text:style-name="T7">are </text:span><text:span text:style-name="T3">valuable contributions in terms of content and approach.</text:span><text:span text:style-name="T4"> </text:span><text:span text:style-name="T115">However, t</text:span><text:span text:style-name="T4">he</text:span><text:span text:style-name="T7">y do not provide a </text:span><text:span text:style-name="T4">general</text:span><text:span text:style-name="T30">ized</text:span><text:span text:style-name="T4"> solution to allow scientists with </text:span><text:span text:style-name="T116">minimal </text:span><text:span text:style-name="T4">informatics skills to run </text:span><text:span text:style-name="T117">existing</text:span><text:span text:style-name="T4"> workflows or generate novel workflows. </text:span></text:p>
      <text:p text:style-name="P79">Workflow Standards</text:p>
      <text:p text:style-name="P83"><text:span text:style-name="T6">BioExtract</text:span><text:reference-mark-start text:name="ZOTERO_ITEM CSL_CITATION {&quot;citationID&quot;:&quot;l0pOafMs&quot;,&quot;properties&quot;:{&quot;formattedCitation&quot;:&quot;{\\rtf \\super 11\\nosupersub{}}&quot;,&quot;plainCitation&quot;:&quot;11&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eLTEyYCI82"/><text:span text:style-name="T138">11</text:span><text:reference-mark-end text:name="ZOTERO_ITEM CSL_CITATION {&quot;citationID&quot;:&quot;l0pOafMs&quot;,&quot;properties&quot;:{&quot;formattedCitation&quot;:&quot;{\\rtf \\super 11\\nosupersub{}}&quot;,&quot;plainCitation&quot;:&quot;11&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eLTEyYCI82"/><text:span text:style-name="T6">, </text:span><text:span text:style-name="T8">KNIME</text:span><text:reference-mark-start text:name="ZOTERO_ITEM CSL_CITATION {&quot;citationID&quot;:&quot;KHU0TM1N&quot;,&quot;properties&quot;:{&quot;formattedCitation&quot;:&quot;{\\rtf \\super 12\\nosupersub{}}&quot;,&quot;plainCitation&quot;:&quot;12&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ZOuGPlG0KU"/><text:span text:style-name="T139">12</text:span><text:reference-mark-end text:name="ZOTERO_ITEM CSL_CITATION {&quot;citationID&quot;:&quot;KHU0TM1N&quot;,&quot;properties&quot;:{&quot;formattedCitation&quot;:&quot;{\\rtf \\super 12\\nosupersub{}}&quot;,&quot;plainCitation&quot;:&quot;12&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ZOuGPlG0KU"/><text:span text:style-name="T8">, </text:span><text:span text:style-name="T6">Galaxy</text:span><text:reference-mark-start text:name="ZOTERO_ITEM CSL_CITATION {&quot;citationID&quot;:&quot;MmspOyCU&quot;,&quot;properties&quot;:{&quot;formattedCitation&quot;:&quot;{\\rtf \\super 13\\nosupersub{}}&quot;,&quot;plainCitation&quot;:&quot;13&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YnTuYwITRI"/><text:span text:style-name="T138">13</text:span><text:reference-mark-end text:name="ZOTERO_ITEM CSL_CITATION {&quot;citationID&quot;:&quot;MmspOyCU&quot;,&quot;properties&quot;:{&quot;formattedCitation&quot;:&quot;{\\rtf \\super 13\\nosupersub{}}&quot;,&quot;plainCitation&quot;:&quot;13&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YnTuYwITRI"/><text:span text:style-name="T6">, GenePattern</text:span><text:reference-mark-start text:name="ZOTERO_ITEM CSL_CITATION {&quot;citationID&quot;:&quot;zIDWsPjp&quot;,&quot;properties&quot;:{&quot;formattedCitation&quot;:&quot;{\\rtf \\super 14\\nosupersub{}}&quot;,&quot;plainCitation&quot;:&quot;14&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3y1gEUNWZt"/><text:span text:style-name="T138">14</text:span><text:reference-mark-end text:name="ZOTERO_ITEM CSL_CITATION {&quot;citationID&quot;:&quot;zIDWsPjp&quot;,&quot;properties&quot;:{&quot;formattedCitation&quot;:&quot;{\\rtf \\super 14\\nosupersub{}}&quot;,&quot;plainCitation&quot;:&quot;14&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3y1gEUNWZt"/><text:span text:style-name="T6">, GeneProf, Mobyle</text:span><text:reference-mark-start text:name="ZOTERO_ITEM CSL_CITATION {&quot;citationID&quot;:&quot;o6pNguVG&quot;,&quot;properties&quot;:{&quot;formattedCitation&quot;:&quot;{\\rtf \\super 15\\nosupersub{}}&quot;,&quot;plainCitation&quot;:&quot;15&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paF0i4QU1y"/><text:span text:style-name="T138">15</text:span><text:reference-mark-end text:name="ZOTERO_ITEM CSL_CITATION {&quot;citationID&quot;:&quot;o6pNguVG&quot;,&quot;properties&quot;:{&quot;formattedCitation&quot;:&quot;{\\rtf \\super 15\\nosupersub{}}&quot;,&quot;plainCitation&quot;:&quot;15&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paF0i4QU1y"/><text:span text:style-name="T6">, </text:span><text:span text:style-name="T11">and </text:span><text:span text:style-name="T7">Pegasus</text:span><text:reference-mark-start text:name="ZOTERO_ITEM CSL_CITATION {&quot;citationID&quot;:&quot;nWD6acyR&quot;,&quot;properties&quot;:{&quot;formattedCitation&quot;:&quot;{\\rtf \\super 16\\nosupersub{}}&quot;,&quot;plainCitation&quot;:&quot;16&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WUpBnVo0Mg"/><text:span text:style-name="T140">16</text:span><text:reference-mark-end text:name="ZOTERO_ITEM CSL_CITATION {&quot;citationID&quot;:&quot;nWD6acyR&quot;,&quot;properties&quot;:{&quot;formattedCitation&quot;:&quot;{\\rtf \\super 16\\nosupersub{}}&quot;,&quot;plainCitation&quot;:&quot;16&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WUpBnVo0Mg"/><text:span text:style-name="T6"> </text:span><text:span text:style-name="T24">are </text:span><text:span text:style-name="T31">a</text:span><text:span text:style-name="T11">mong the most n</text:span><text:span text:style-name="T9">ot</text:span><text:span text:style-name="T11">eworthy</text:span><text:span text:style-name="T9"> attempts to </text:span><text:span text:style-name="T30">provide a generalized solution </text:span><text:span text:style-name="T48">for automated </text:span><text:span text:style-name="T49">bioinformatics </text:span><text:span text:style-name="T48">workflows</text:span><text:span text:style-name="T23">. </text:span><text:span text:style-name="T31">They </text:span><text:span text:style-name="T32">are standalone or web applications that </text:span><text:span text:style-name="T13">provide </text:span><text:span text:style-name="T7">interactive tools for scientists </text:span><text:span text:style-name="T13">to </text:span><text:span text:style-name="T7">execute workflows </text:span><text:span text:style-name="T13">using predefined tools </text:span><text:span text:style-name="T7">and view their results in real-time.</text:span><text:span text:style-name="T13"> </text:span><text:span text:style-name="T14">Galaxy and BioExtract </text:span><text:soft-page-break/><text:span text:style-name="T14">also allow the user to save workflows and share data by providing web access to application-specific data objects. </text:span><text:span text:style-name="T25">T</text:span><text:span text:style-name="T21">hese data object formats</text:span><text:span text:style-name="T14"> are not </text:span><text:span text:style-name="T21">widely adopted nor are they </text:span><text:span text:style-name="T14">interchangeable with </text:span><text:span text:style-name="T20">workflow data from other applications.</text:span></text:p>
      <text:p text:style-name="P83"><text:span text:style-name="T39">It is </text:span><text:span text:style-name="T47">also </text:span><text:span text:style-name="T39">important to note that t</text:span><text:span text:style-name="T15">he need for 'industry standard' workflows may have been overestimated. </text:span><text:span text:style-name="T25">Genome s</text:span><text:span text:style-name="T15">cientists appear to be resisting the imposition of canonical data analysis methods. For example, the 1000 </text:span><text:span text:style-name="T16">G</text:span><text:span text:style-name="T15">enomes </text:span><text:span text:style-name="T16">P</text:span><text:span text:style-name="T15">roject </text:span><text:span text:style-name="T26">is a multinational effort to map genetic variation in major population groups around the world </text:span><text:span text:style-name="T27">and </text:span><text:span text:style-name="T15">is </text:span><text:span text:style-name="T26">arguably</text:span><text:span text:style-name="T15"> the most celebrated large-scale NGS project to date</text:span><text:span text:style-name="T26">. The </text:span><text:span text:style-name="T28">p</text:span><text:span text:style-name="T26">roject </text:span><text:span text:style-name="T17">provides well-documented procedures </text:span><text:span text:style-name="T26">for data analysis</text:span><text:span text:style-name="T15">. </text:span><text:span text:style-name="T63">Paradoxically, i</text:span><text:span text:style-name="T61">t</text:span><text:span text:style-name="T85">navigation</text:span><text:span text:style-name="T61"> might be expected that the adoption of a consensus on best </text:span><text:span text:style-name="T5">practices </text:span><text:span text:style-name="T61">would be essential to maximizing comparability </text:span><text:span text:style-name="T62">of results</text:span><text:span text:style-name="T5">.</text:span><text:span text:style-name="T15"> </text:span><text:span text:style-name="T61">However, </text:span><text:span text:style-name="T15">only </text:span><text:span text:style-name="T18">ten</text:span><text:span text:style-name="T15"> out of 299 papers </text:span><text:span text:style-name="T17">published in 2011 that explicitly cite </text:span><text:span text:style-name="T15">the </text:span><text:span text:style-name="T64">1000 Genomes P</text:span><text:span text:style-name="T15">roject </text:span><text:span text:style-name="T19">actually </text:span><text:span text:style-name="T15">used </text:span><text:span text:style-name="T19">the tools recommended by the consortium for mapping and variant discovery</text:span><text:reference-mark-start text:name="ZOTERO_ITEM CSL_CITATION {&quot;citationID&quot;:&quot;2pVjqOOO&quot;,&quot;properties&quot;:{&quot;formattedCitation&quot;:&quot;{\\rtf \\super 17\\nosupersub{}}&quot;,&quot;plainCitation&quot;:&quot;1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yyorkwpjnt"/><text:span text:style-name="T141">17</text:span><text:reference-mark-end text:name="ZOTERO_ITEM CSL_CITATION {&quot;citationID&quot;:&quot;2pVjqOOO&quot;,&quot;properties&quot;:{&quot;formattedCitation&quot;:&quot;{\\rtf \\super 17\\nosupersub{}}&quot;,&quot;plainCitation&quot;:&quot;1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yyorkwpjnt"/><text:span text:style-name="T19">. </text:span><text:span text:style-name="T47">This suggests a more pressing need for standards for </text:span><text:span text:style-name="T119">describing</text:span><text:span text:style-name="T47"> workflows </text:span><text:span text:style-name="T53">rather </text:span><text:span text:style-name="T47">than standard workflows.</text:span></text:p>
      <text:p text:style-name="P26"><text:span text:style-name="T29">Agua proposes a </text:span><text:span text:style-name="T33">standardized </text:span><text:span text:style-name="T29">workflow description format based on JSON </text:span><text:span text:style-name="T33">and leveraging the </text:span><text:span text:style-name="T10">Git version control system </text:span><text:span text:style-name="T33">to </text:span><text:span text:style-name="T10">provide workflow provenance. </text:span><text:span text:style-name="T33">Using Agua, </text:span><text:span text:style-name="T44">scientists</text:span><text:span text:style-name="T33"> can develop a workflow from scratch to finish while generating a series of snapshots of the workflow </text:span><text:span text:style-name="T45">in the form of a JSON workflow file</text:span><text:span text:style-name="T33">. </text:span><text:span text:style-name="T43">These </text:span><text:span text:style-name="T7">workflow creation steps </text:span><text:span text:style-name="T43">are </text:span><text:span text:style-name="T33">synchroniz</text:span><text:span text:style-name="T43">ed</text:span><text:span text:style-name="T33"> to </text:span><text:span text:style-name="T43">a </text:span><text:span text:style-name="T33">repository on Github, BitBucket or a</text:span><text:span text:style-name="T54">ny</text:span><text:span text:style-name="T33"> </text:span><text:span text:style-name="T55">other </text:span><text:span text:style-name="T56">remote </text:span><text:span text:style-name="T34">Git </text:span><text:span text:style-name="T33">repository service provider. Th</text:span><text:span text:style-name="T44">is</text:span><text:span text:style-name="T37"> version history </text:span><text:span text:style-name="T44">can be </text:span><text:span text:style-name="T33">stored </text:span><text:span text:style-name="T44">as </text:span><text:span text:style-name="T33">a private repository </text:span><text:span text:style-name="T35">or </text:span><text:span text:style-name="T68">as </text:span><text:span text:style-name="T35">a public repository which </text:span><text:span text:style-name="T65">is </text:span><text:span text:style-name="T66">visible to the world </text:span><text:span text:style-name="T67">and </text:span><text:span text:style-name="T35">can be referenced in a </text:span><text:span text:style-name="T36">scientific </text:span><text:span text:style-name="T35">paper</text:span><text:span text:style-name="T33">. </text:span><text:span text:style-name="T84">A major advantage of the JSON format is its simplicity; it unambiguously represents a data structure in a way that is easy for the human eye to discern at a glance. </text:span><text:span text:style-name="T145">For the purposes of web application </text:span><text:span text:style-name="T149">data exchange</text:span><text:span text:style-name="T145">, JSON </text:span><text:span text:style-name="T146">is </text:span><text:span text:style-name="T150">preferable </text:span><text:span text:style-name="T147">because it </text:span><text:span text:style-name="T145">is more </text:span><text:span text:style-name="T148">compact </text:span><text:span text:style-name="T145">than </text:span><text:span text:style-name="T148">XML </text:span><text:span text:style-name="T145">and faster to parse </text:span><text:span text:style-name="T146">because it is a native data form of </text:span><text:span text:style-name="T145">Javascript</text:span><text:span text:style-name="T148">. </text:span></text:p>
      <text:p text:style-name="P26"><text:span text:style-name="T33"/></text:p>
      <text:p text:style-name="P25"><text:span text:style-name="T57">Publication to a Git repository </text:span><text:span text:style-name="T42">simplifies the process of sharing and reusing workflows, </text:span><text:span text:style-name="T38">maximizes transparency and allows scientists to </text:span><text:span text:style-name="T42">easily </text:span><text:span text:style-name="T38">evaluate and reproduce each other's research. </text:span><text:span text:style-name="T259">Version control also provides </text:span><text:span text:style-name="T260">disaster recovery; </text:span><text:span text:style-name="T259">in the event of a catastrophic </text:span><text:span text:style-name="T264">local </text:span><text:span text:style-name="T259">data loss, workflows can be restored by </text:span><text:span text:style-name="T264">simply </text:span><text:span text:style-name="T259">cloning from the remote repository.</text:span></text:p>
      <text:p text:style-name="P24"/>
      <text:p text:style-name="P21"><text:span text:style-name="T238">The</text:span><text:span text:style-name="T235"> </text:span><text:span text:style-name="T237">U</text:span><text:span text:style-name="T235">ser-</text:span><text:span text:style-name="T237">C</text:span><text:span text:style-name="T235">entric </text:span><text:span text:style-name="T237">E</text:span><text:span text:style-name="T236">xperience</text:span></text:p>
      <text:p text:style-name="P27"><text:span text:style-name="T255">User interface </text:span><text:span text:style-name="T256">design</text:span><text:span text:style-name="T255"> </text:span><text:span text:style-name="T256">is </text:span><text:span text:style-name="T255">critical to the efficient use of </text:span>available data and application resources. <text:span text:style-name="T70">Many biological data </text:span><text:span text:style-name="T69">websites and workflow</text:span><text:span text:style-name="T20"> GUIs </text:span><text:span text:style-name="T59">suffered from </text:span><text:span text:style-name="T40">drawbacks</text:span><text:span text:style-name="T20"> </text:span><text:span text:style-name="T59">that </text:span><text:span text:style-name="T60">caused unsatisfactory </text:span><text:span text:style-name="T59">user experience</text:span><text:span text:style-name="T60">s</text:span><text:span text:style-name="T59"> and impeded their adoption. </text:span><text:span text:style-name="T71">U</text:span><text:span text:style-name="T68">sers had </text:span><text:span text:style-name="T46">difficulty navigating and searching, </text:span><text:span text:style-name="T68">had</text:span><text:span text:style-name="T12"> to navigate back and forth between forms and results, </text:span><text:span text:style-name="T68">had </text:span><text:span text:style-name="T20">difficulty keeping track of past actions, </text:span><text:span text:style-name="T68">often could not obtain </text:span><text:span text:style-name="T20">sufficient documentation of application options and </text:span><text:span text:style-name="T68">were confused by </text:span><text:span text:style-name="T12">ambiguities concerning data storage</text:span><text:span text:style-name="T12"><text:note text:id="ftn12" text:note-class="footnote"><text:note-citation>1</text:note-citation><text:note-body><text:p><text:span text:style-name="T1"/></text:p></text:note-body></text:note></text:span><text:span text:style-name="T12">. </text:span><text:span text:style-name="T20">Agua is designed to </text:span><text:span text:style-name="T40">minimize these drawbacks and </text:span><text:span text:style-name="T20">maximize 'traction' in the user experience by providing a </text:span><text:span text:style-name="T105">web application interface that is </text:span><text:span text:style-name="T20">high</text:span><text:span text:style-name="T40">ly </text:span><text:span text:style-name="T41">intuitive and transparent</text:span><text:span text:style-name="T20">.</text:span></text:p>
      <text:p text:style-name="P27"><text:span text:style-name="T80"/></text:p>
      <text:p text:style-name="P55"><text:span text:style-name="T152">Agua's web interface uses the Dojo Javascript toolkit (http://www.dojotoolkit.org) which contains a rich assortment of web application components and utilities. </text:span><text:span text:style-name="T80">Agua's design focuses on empowering </text:span><text:span text:style-name="T7">the domain-specific view of scientists </text:span><text:span text:style-name="T121">by enabling </text:span><text:span text:style-name="T81">easy access </text:span><text:span text:style-name="T121">to </text:span><text:span text:style-name="T50">the </text:span><text:span text:style-name="T7">data types, tools and distributed resources </text:span><text:span text:style-name="T81">that are </text:span><text:span text:style-name="T82">specific to </text:span><text:span text:style-name="T81">their </text:span><text:span text:style-name="T121">particular </text:span><text:span text:style-name="T81">research domain. </text:span><text:span text:style-name="T122">Agua uses the AJAX paradigm</text:span><text:reference-mark-start text:name="ZOTERO_ITEM CSL_CITATION {&quot;citationID&quot;:&quot;2p1hf2gn03&quot;,&quot;properties&quot;:{&quot;formattedCitation&quot;:&quot;{\\rtf \\super 18\\nosupersub{}}&quot;,&quot;plainCitation&quot;:&quot;18&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jrtgI5btRG"/><text:span text:style-name="T143">18</text:span><text:reference-mark-end text:name="ZOTERO_ITEM CSL_CITATION {&quot;citationID&quot;:&quot;2p1hf2gn03&quot;,&quot;properties&quot;:{&quot;formattedCitation&quot;:&quot;{\\rtf \\super 18\\nosupersub{}}&quot;,&quot;plainCitation&quot;:&quot;18&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jrtgI5btRG"/><text:span text:style-name="T122"> to communicate between browser and server, which has been shown to significantly enhance user satisfaction and efficiency of use</text:span><text:reference-mark-start text:name="ZOTERO_ITEM CSL_CITATION {&quot;citationID&quot;:&quot;mSAbzFTZ&quot;,&quot;properties&quot;:{&quot;formattedCitation&quot;:&quot;{\\rtf \\super 19,20\\nosupersub{}}&quot;,&quot;plainCitation&quot;:&quot;19,20&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CMtRyZR9vj"/><text:span text:style-name="T143">19,20</text:span><text:reference-mark-end text:name="ZOTERO_ITEM CSL_CITATION {&quot;citationID&quot;:&quot;mSAbzFTZ&quot;,&quot;properties&quot;:{&quot;formattedCitation&quot;:&quot;{\\rtf \\super 19,20\\nosupersub{}}&quot;,&quot;plainCitation&quot;:&quot;19,20&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CMtRyZR9vj"/><text:span text:style-name="T122">.</text:span></text:p>
      <text:p text:style-name="P29"><text:span text:style-name="T118"/></text:p>
      <text:p text:style-name="P51"><text:span text:style-name="T179"/></text:p>
      <text:p text:style-name="P51"><text:span text:style-name="T179">Perl was chosen as the backend programming language because of its large user community and abundance of bioinformatics tools, such as BioPerl (http://www.bioperl.org). <text:s/></text:span></text:p>
      <text:p text:style-name="P51"><text:span text:style-name="T179"/></text:p>
      <text:p text:style-name="P80"><text:soft-page-break/><text:span text:style-name="T72"/></text:p>
      <text:p text:style-name="P80"/>
      <text:p text:style-name="P85"><text:span text:style-name="T120">Agua's</text:span><text:span text:style-name="T83"> tabular,</text:span><text:span text:style-name="T73"> </text:span><text:span text:style-name="T91">AJAX </text:span><text:span text:style-name="T83">design</text:span><text:span text:style-name="T72"> </text:span><text:span text:style-name="T74">i</text:span><text:span text:style-name="T75">s</text:span><text:span text:style-name="T74"> relatively unaffected by the issues of </text:span><text:span text:style-name="T72">navigation </text:span><text:span text:style-name="T76">and </text:span><text:span text:style-name="T77">'</text:span><text:span text:style-name="T76">data scent</text:span><text:span text:style-name="T77">'</text:span><text:span text:style-name="T76"> </text:span><text:span text:style-name="T72">associated with </text:span><text:span text:style-name="T73">website</text:span><text:span text:style-name="T72">s</text:span><text:reference-mark-start text:name="ZOTERO_ITEM CSL_CITATION {&quot;citationID&quot;:&quot;LJDe3rm2&quot;,&quot;properties&quot;:{&quot;formattedCitation&quot;:&quot;{\\rtf \\super 21\\nosupersub{}}&quot;,&quot;plainCitation&quot;:&quot;21&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HcMvbqPEI"/><text:span text:style-name="T142">21</text:span><text:reference-mark-end text:name="ZOTERO_ITEM CSL_CITATION {&quot;citationID&quot;:&quot;LJDe3rm2&quot;,&quot;properties&quot;:{&quot;formattedCitation&quot;:&quot;{\\rtf \\super 21\\nosupersub{}}&quot;,&quot;plainCitation&quot;:&quot;21&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HcMvbqPEI"/><text:span text:style-name="T72">. However, w</text:span><text:span text:style-name="T73">hile websites have issues of navigation, web applications have issues of state. </text:span><text:span text:style-name="T72">Agua </text:span><text:span text:style-name="T92">uses </text:span><text:span text:style-name="T78">a publish/subscribe model to maintain state across its various displays. T</text:span><text:span text:style-name="T72">he user </text:span><text:span text:style-name="T79">can </text:span><text:span text:style-name="T72">open multiple tabs which communicate with each other; a change in the data in one tab is automatically propagated to all other tabs. </text:span></text:p>
      <text:p text:style-name="P84"><text:span text:style-name="T180">As a further </text:span><text:span text:style-name="T181">response to </text:span><text:span text:style-name="T180">the </text:span><text:span text:style-name="T182">tendency </text:span><text:span text:style-name="T180">among scientists </text:span><text:span text:style-name="T182">towards a </text:span><text:span text:style-name="T178">heterogeneity of computational approaches, Agua </text:span><text:span text:style-name="T182">provides </text:span><text:span text:style-name="T183">a flexible framework for creating custom workflows. </text:span></text:p>
      <text:p text:style-name="P82"><text:span text:style-name="T58">Agua </text:span><text:span text:style-name="T2">enables </text:span><text:span text:style-name="T100">users</text:span><text:span text:style-name="T2"> </text:span><text:span text:style-name="T100">with basic web page interaction skills </text:span><text:span text:style-name="T2">to </text:span><text:span text:style-name="T106">create and run complex</text:span><text:span text:style-name="T87"> workflows</text:span><text:span text:style-name="T86">. </text:span><text:span text:style-name="T87">A simple drag and drop add</text:span><text:span text:style-name="T100">s an application</text:span><text:span text:style-name="T87"> to a workflow. </text:span><text:span text:style-name="T107">For each application, </text:span><text:span text:style-name="T108">the user </text:span><text:span text:style-name="T95">can use </text:span><text:span text:style-name="T108">the </text:span><text:span text:style-name="T95">default </text:span><text:span text:style-name="T96">parameters </text:span><text:span text:style-name="T95">or manually </text:span><text:span text:style-name="T97">set parameter values</text:span><text:span text:style-name="T95">. </text:span><text:span text:style-name="T103">For</text:span><text:span text:style-name="T102"> custom pipelines, </text:span><text:span text:style-name="T100">Agua </text:span><text:span text:style-name="T101">provides unparalleled ease of </text:span><text:span text:style-name="T103">implementation</text:span><text:span text:style-name="T100">. </text:span><text:span text:style-name="T109">Any application that can be invoked from the Linux command line can be added. </text:span><text:span text:style-name="T90">New applications </text:span><text:span text:style-name="T110">are</text:span><text:span text:style-name="T90"> deployed in two </text:span><text:span text:style-name="T101">simple </text:span><text:span text:style-name="T90">steps: </text:span><text:span text:style-name="T98">1) </text:span><text:span text:style-name="T90">A user adds an application to </text:span><text:span text:style-name="T88">the server filesystem, </text:span><text:span text:style-name="T98">2) </text:span><text:span text:style-name="T90">the administrative user </text:span><text:span text:style-name="T111">inputs</text:span><text:span text:style-name="T90"> the application </text:span><text:span text:style-name="T111">details into </text:span><text:span text:style-name="T90">a</text:span><text:span text:style-name="T88"> simple form </text:span><text:span text:style-name="T104">in the 'Apps' tab</text:span><text:span text:style-name="T88">. </text:span><text:span text:style-name="T112">R</text:span><text:span text:style-name="T98">equired details</text:span><text:span text:style-name="T88"> </text:span><text:span text:style-name="T98">are </text:span><text:span text:style-name="T88">the application's </text:span><text:span text:style-name="T98">name, </text:span><text:span text:style-name="T88">location and the name of the package containing the application.</text:span><text:span text:style-name="T109"> </text:span><text:span text:style-name="T89">The </text:span><text:span text:style-name="T90">administrative user </text:span><text:span text:style-name="T89">can sync </text:span><text:span text:style-name="T99">the</text:span><text:span text:style-name="T98"> </text:span><text:span text:style-name="T89">package to a public Git repository to share all its applications with the global research community. </text:span></text:p>
      <text:p text:style-name="P85"><text:span text:style-name="T262">Individual applications are represented by JSON, similar to the resource definition XML files used in PISE and Pegasys, or the </text:span><text:span text:style-name="T153">EMBOSS Ajax Command Definition file</text:span><text:reference-mark-start text:name="ZOTERO_ITEM CSL_CITATION {&quot;citationID&quot;:&quot;CKd5t7mz&quot;,&quot;properties&quot;:{&quot;formattedCitation&quot;:&quot;{\\rtf \\super 22\\nosupersub{}}&quot;,&quot;plainCitation&quot;:&quot;22&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E9IPx8Rlk9"/><text:span text:style-name="T157">22</text:span><text:reference-mark-end text:name="ZOTERO_ITEM CSL_CITATION {&quot;citationID&quot;:&quot;CKd5t7mz&quot;,&quot;properties&quot;:{&quot;formattedCitation&quot;:&quot;{\\rtf \\super 22\\nosupersub{}}&quot;,&quot;plainCitation&quot;:&quot;22&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E9IPx8Rlk9"/><text:span text:style-name="T153"> </text:span><text:span text:style-name="T154">which </text:span><text:span text:style-name="T153">defines parameters and qualifiers </text:span><text:span text:style-name="T154">for an application</text:span><text:span text:style-name="T153">.</text:span></text:p>
      <text:p text:style-name="P81"><text:span text:style-name="T151">Package and application discovery is accomplished by a search of all public forks of the 'biorepository' repository. </text:span></text:p>
      <text:p text:style-name="P74"><text:span text:style-name="T156"><text:s/></text:span></text:p>
      <text:p text:style-name="P67"><text:span text:style-name="T128">Data Management </text:span></text:p>
      <text:p text:style-name="P72"><text:span text:style-name="T114">T</text:span><text:span text:style-name="T113">he central metaphor of the user interface is symmetry between the logical structure and the file structure. Each project represents a folder of the same name containing one or more subdirectories, each representing a workflow of the same name. Each workflow is composed of one or more applications whose input data resides in the workflow folder. Each application has inputs, resources and outputs. This simple and intuitive symmetry is designed to increase transparency and facilitate data navigation. Agua's 'Folders' tab is similar in appearance to a desktop file explorer and enables the user to browse, delete, upload, download and view inside files. </text:span></text:p>
      <text:p text:style-name="P75"><text:span text:style-name="T204">Data provenance is explicitly defined in the data input stages of the workflow, such as downloading files by FTP, accessing S3 buckets or creating EC2 volumes from snapshots of data archives. </text:span></text:p>
      <text:p text:style-name="P78"><text:span text:style-name="T282">Researchers, funders and journals are in broad agreement that data must be accessible to support the conclusions of scientific publications and for the research to have impact. What is lacking is agreement on timing, formatting and attribution</text:span><text:reference-mark-start text:name="ZOTERO_ITEM CSL_CITATION {&quot;citationID&quot;:&quot;2X773DPX&quot;,&quot;properties&quot;:{&quot;formattedCitation&quot;:&quot;{\\rtf \\super 23\\nosupersub{}}&quot;,&quot;plainCitation&quot;:&quot;23&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ucounUK0D0"/><text:span text:style-name="T175">23</text:span><text:reference-mark-end text:name="ZOTERO_ITEM CSL_CITATION {&quot;citationID&quot;:&quot;2X773DPX&quot;,&quot;properties&quot;:{&quot;formattedCitation&quot;:&quot;{\\rtf \\super 23\\nosupersub{}}&quot;,&quot;plainCitation&quot;:&quot;23&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ucounUK0D0"/><text:span text:style-name="T282">.</text:span></text:p>
      <text:p text:style-name="P75"><text:span text:style-name="T204">Workflow configuration </text:span><text:span text:style-name="T203">provenance is retained in the system to identify the source of data throughout the workflow such as the owner, author application, creation and modification dates, and content type. In addition, a log is kept of all project changes and updates. </text:span></text:p>
      <text:p text:style-name="P75"><text:span text:style-name="T203"/></text:p>
      <text:p text:style-name="P39"><text:span text:style-name="T279">Use ISA format, including details of the data files, databases and data fields that will be generated – a 'data descriptor' that can be used as a user guide to the resources and their usage in the experiment.</text:span></text:p>
      <text:p text:style-name="P39"/>
      <text:p text:style-name="P39"><text:span text:style-name="T161">We particularly like the way in which a data management plan written at the grant stage evolves from an explanation of the project and the resources it will generate. As the project progresses, the plan is </text:span><text:soft-page-break/><text:span text:style-name="T161">versioned to detail the databases and data fields that will be generated, with a detailed timeline for data use. The plan finally matures into a 'data descriptor', which we define as a user guide to the resources, accession codes and use conditions accompanying a completed project or publication. One ICGC study currently has a data descriptor in the database of Genotypes and Phenotypes (dbGAP), with accession code </text:span><text:a xlink:type="simple" xlink:href="http://www.ncbi.nlm.nih.gov/gap?term=phs000370.v1.p1"><text:span text:style-name="T163">phs000370.v1.p1</text:span></text:a><text:span text:style-name="T162"> </text:span><text:span text:style-name="T161">linking the associated publication (</text:span><text:a xlink:type="simple" xlink:href="http://dx.doi.org/10.1126/science.1208130"><text:span text:style-name="T165">Science</text:span></text:a><text:a xlink:type="simple" xlink:href="http://dx.doi.org/10.1126/science.1208130"><text:span text:style-name="T163"> </text:span></text:a><text:a xlink:type="simple" xlink:href="http://dx.doi.org/10.1126/science.1208130"><text:span text:style-name="T164">333</text:span></text:a><text:a xlink:type="simple" xlink:href="http://dx.doi.org/10.1126/science.1208130"><text:span text:style-name="T163">, 1157–1160,2011; doi:10.1126/science.1208130</text:span></text:a><text:span text:style-name="T161">) and 883 sequence data depositions in the Short Read Archive (SRA) database. We note that all versions of data plans and descriptors can be citable by digital object identifier (DOI) and can reside online in databases, project websites or journals.</text:span></text:p>
      <text:p text:style-name="P39"/>
      <text:p text:style-name="P50"><text:span text:style-name="T129">A </text:span><text:span text:style-name="T130">digital object identifier</text:span><text:span text:style-name="T132"> </text:span><text:span text:style-name="T129">(</text:span><text:span text:style-name="T130">DOI</text:span><text:span text:style-name="T129">) is a </text:span><text:a xlink:type="simple" xlink:href="http://en.wikipedia.org/wiki/Character_string"><text:span text:style-name="T159">character string</text:span></text:a><text:span text:style-name="T132"> </text:span><text:span text:style-name="T129">(a "digital identifier") used to uniquely identify an object such as an </text:span><text:a xlink:type="simple" xlink:href="http://en.wikipedia.org/wiki/Electronic_document"><text:span text:style-name="T159">electronic document</text:span></text:a><text:span text:style-name="T129">. </text:span><text:a xlink:type="simple" xlink:href="http://en.wikipedia.org/wiki/Metadata"><text:span text:style-name="T159">Metadata</text:span></text:a><text:span text:style-name="T132"> </text:span><text:span text:style-name="T129">about the object is stored in association with the DOI name and this metadata may include a location, such as a </text:span><text:a xlink:type="simple" xlink:href="http://en.wikipedia.org/wiki/URL"><text:span text:style-name="T159">URL</text:span></text:a><text:span text:style-name="T129">, where the object can be found. The DOI for a document is permanent, whereas its location and other metadata may change. Referring to an online document by its DOI provides more stable linking than simply referring to it by its URL, because if its URL changes, the publisher need only update the metadata for the DOI to link to the new URL</text:span><text:reference-mark-start text:name="ZOTERO_ITEM CSL_CITATION {&quot;citationID&quot;:&quot;l8Uz0L4B&quot;,&quot;properties&quot;:{&quot;formattedCitation&quot;:&quot;{\\rtf \\super 24\\nosupersub{}}&quot;,&quot;plainCitation&quot;:&quot;24&quot;},&quot;citationItems&quot;:[{&quot;id&quot;:353,&quot;uris&quot;:[&quot;http://zotero.org/users/local/RPudwOpx/items/FPZBNRH3&quot;],&quot;uri&quot;:[&quot;http://zotero.org/users/local/RPudwOpx/items/FPZBNRH3&quot;],&quot;itemData&quot;:{&quot;id&quot;:353,&quot;type&quot;:&quot;article&quot;,&quot;title&quot;:&quot;Digital Object Identifiers: Promise and Problems for Scholarly Publishing&quot;,&quot;publisher&quot;:&quot;The journal of electronic publishing&quot;,&quot;URL&quot;:&quot;http://quod.lib.umich.edu/cgi/t/text/text-idx?c=jep;view=text;rgn=main;idno=3336451.0004.203&quot;}}],&quot;schema&quot;:&quot;https://github.com/citation-style-language/schema/raw/master/csl-citation.json&quot;} RND80yYQqPdam"/><text:span text:style-name="T144">24</text:span><text:reference-mark-end text:name="ZOTERO_ITEM CSL_CITATION {&quot;citationID&quot;:&quot;l8Uz0L4B&quot;,&quot;properties&quot;:{&quot;formattedCitation&quot;:&quot;{\\rtf \\super 24\\nosupersub{}}&quot;,&quot;plainCitation&quot;:&quot;24&quot;},&quot;citationItems&quot;:[{&quot;id&quot;:353,&quot;uris&quot;:[&quot;http://zotero.org/users/local/RPudwOpx/items/FPZBNRH3&quot;],&quot;uri&quot;:[&quot;http://zotero.org/users/local/RPudwOpx/items/FPZBNRH3&quot;],&quot;itemData&quot;:{&quot;id&quot;:353,&quot;type&quot;:&quot;article&quot;,&quot;title&quot;:&quot;Digital Object Identifiers: Promise and Problems for Scholarly Publishing&quot;,&quot;publisher&quot;:&quot;The journal of electronic publishing&quot;,&quot;URL&quot;:&quot;http://quod.lib.umich.edu/cgi/t/text/text-idx?c=jep;view=text;rgn=main;idno=3336451.0004.203&quot;}}],&quot;schema&quot;:&quot;https://github.com/citation-style-language/schema/raw/master/csl-citation.json&quot;} RND80yYQqPdam"/></text:p>
      <text:p text:style-name="P39"><text:span text:style-name="T160"/></text:p>
      <text:p text:style-name="P39"><text:span text:style-name="T133"> </text:span><text:a xlink:type="simple" xlink:href="http://en.wikipedia.org/wiki/Uniform_Resource_Locator"><text:span text:style-name="T158">Uniform Resource Locator</text:span></text:a><text:span text:style-name="T133"> </text:span><text:span text:style-name="T134">(URL), in that it identifies an object itself as a </text:span><text:a xlink:type="simple" xlink:href="http://en.wikipedia.org/wiki/First_class_(computing)"><text:span text:style-name="T158">first-class entity</text:span></text:a><text:span text:style-name="T134">, rather than the specific place where the object is located at a certain time. It implements the </text:span><text:a xlink:type="simple" xlink:href="http://en.wikipedia.org/wiki/Uniform_Resource_Identifier"><text:span text:style-name="T158">Uniform Resource Identifier</text:span></text:a><text:span text:style-name="T133"> </text:span><text:span text:style-name="T134">(</text:span><text:a xlink:type="simple" xlink:href="http://en.wikipedia.org/wiki/Uniform_Resource_Name"><text:span text:style-name="T158">Uniform Resource Name</text:span></text:a><text:span text:style-name="T134">) concept and adds to it a data model and social infrastructure.</text:span></text:p>
      <text:p text:style-name="P39"><text:span text:style-name="T160"/></text:p>
      <text:p text:style-name="P39"/>
      <text:p text:style-name="P55"><text:span text:style-name="T280">CrossRef enables DOI assignment for journal articles, including supplemental data</text:span><text:reference-mark-start text:name="ZOTERO_ITEM CSL_CITATION {&quot;citationID&quot;:&quot;mIj47EE2&quot;,&quot;properties&quot;:{&quot;formattedCitation&quot;:&quot;{\\rtf \\super 25\\nosupersub{}}&quot;,&quot;plainCitation&quot;:&quot;25&quot;},&quot;citationItems&quot;:[{&quot;id&quot;:348,&quot;uris&quot;:[&quot;http://zotero.org/users/local/RPudwOpx/items/RXEANSK7&quot;],&quot;uri&quot;:[&quot;http://zotero.org/users/local/RPudwOpx/items/RXEANSK7&quot;],&quot;itemData&quot;:{&quot;id&quot;:348,&quot;type&quot;:&quot;article&quot;,&quot;title&quot;:&quot;History of CrossRef&quot;,&quot;publisher&quot;:&quot;www.crossref.org&quot;,&quot;URL&quot;:&quot;http://crossref.org/01company/02history.html&quot;,&quot;accessed&quot;:{&quot;date-parts&quot;:[[&quot;2013&quot;,8,7]]}}}],&quot;schema&quot;:&quot;https://github.com/citation-style-language/schema/raw/master/csl-citation.json&quot;} RNDZfJ9v6GmgS"/><text:span text:style-name="T176">25</text:span><text:reference-mark-end text:name="ZOTERO_ITEM CSL_CITATION {&quot;citationID&quot;:&quot;mIj47EE2&quot;,&quot;properties&quot;:{&quot;formattedCitation&quot;:&quot;{\\rtf \\super 25\\nosupersub{}}&quot;,&quot;plainCitation&quot;:&quot;25&quot;},&quot;citationItems&quot;:[{&quot;id&quot;:348,&quot;uris&quot;:[&quot;http://zotero.org/users/local/RPudwOpx/items/RXEANSK7&quot;],&quot;uri&quot;:[&quot;http://zotero.org/users/local/RPudwOpx/items/RXEANSK7&quot;],&quot;itemData&quot;:{&quot;id&quot;:348,&quot;type&quot;:&quot;article&quot;,&quot;title&quot;:&quot;History of CrossRef&quot;,&quot;publisher&quot;:&quot;www.crossref.org&quot;,&quot;URL&quot;:&quot;http://crossref.org/01company/02history.html&quot;,&quot;accessed&quot;:{&quot;date-parts&quot;:[[&quot;2013&quot;,8,7]]}}}],&quot;schema&quot;:&quot;https://github.com/citation-style-language/schema/raw/master/csl-citation.json&quot;} RNDZfJ9v6GmgS"/><text:span text:style-name="T280">.</text:span></text:p>
      <text:p text:style-name="P73"><text:span text:style-name="T271"/></text:p>
      <text:p text:style-name="P34"><text:span text:style-name="T271">Upgrad</text:span>e system <text:span text:style-name="T265">and </text:span>package management system <text:span text:style-name="T272">(</text:span>Open Package Schema<text:span text:style-name="T272">)</text:span> </text:p>
      <text:p text:style-name="P33"><text:span text:style-name="T270"/></text:p>
      <text:p text:style-name="P40"><text:span text:style-name="T270"/></text:p>
      <text:p text:style-name="P42"><text:span text:style-name="T283">Sharing</text:span></text:p>
      <text:p text:style-name="P43"><text:span text:style-name="T265"/></text:p>
      <text:p text:style-name="P45"><text:span text:style-name="T286">The granularity of differential access is at the project level. To access a </text:span>folder <text:span text:style-name="T286">owned by another user, the user has to be added to the </text:span><text:span text:style-name="T287">user-defined </text:span><text:span text:style-name="T286">group to which the project belongs. </text:span><text:span text:style-name="T287">Groups </text:span><text:span text:style-name="T288">have </text:span><text:span text:style-name="T287">customizable permissions</text:span> </text:p>
      <text:p text:style-name="P44"/>
      <text:p text:style-name="P44">Output such as predicted SNPs, reference alignments and other genome-related data can be filtered using the configurable Report tool and viewed in the Ajax-based genome viewer designed to cope with large volumes of NextGen data and allow interactive interrogation of the data to determine patterns and relations with previously identified genomic features.</text:p>
      <text:p text:style-name="P15"/>
      <text:list xml:id="list3692787902602045474" text:style-name="WWNum10">
        <text:list-item>
          <text:list>
            <text:list-item>
              <text:p text:style-name="P56"/>
            </text:list-item>
            <text:list-item>
              <text:p text:style-name="P60">Workflow, report and view sharing among groups</text:p>
            </text:list-item>
            <text:list-item>
              <text:p text:style-name="P60"/>
            </text:list-item>
          </text:list>
        </text:list-item>
      </text:list>
      <text:p text:style-name="P5">Users can flexibly create groups, add members to groups and share data analysis pipelines and results with group members. Multi-level access privileges can be allocated to group members and to users in the general public. </text:p>
      <text:p text:style-name="P5"><text:span text:style-name="T266"/></text:p>
      <text:p text:style-name="P5"/>
      <text:p text:style-name="P31"><text:span text:style-name="T281">Scalable </text:span><text:span text:style-name="T277">Computi</text:span><text:span text:style-name="T285">ng</text:span></text:p>
      <text:p text:style-name="P31"><text:span text:style-name="T276"/></text:p>
      <text:p text:style-name="P55"><text:span text:style-name="T290">Current NGS technologies require considerable computing resources for sequence processing and </text:span><text:soft-page-break/><text:span text:style-name="T290">analysis. Workflow tools such as </text:span><text:span text:style-name="T263">TAVERNA</text:span><text:span text:style-name="T290"> that use grid computing resources, often through</text:span><text:span text:style-name="T263"> service lookup </text:span><text:span text:style-name="T290">sites </text:span><text:span text:style-name="T263">such as BioMOBY </text:span><text:span text:style-name="T290">are limited by the fact </text:span><text:span text:style-name="T263">that service discovery relies upon the accurate and uniform description of biological data types and relations between them, for which there is no commonly-accepted ontology <text:s/></text:span><text:reference-mark-start text:name="ZOTERO_ITEM CSL_CITATION {&quot;citationID&quot;:&quot;3jdTrARH&quot;,&quot;properties&quot;:{&quot;formattedCitation&quot;:&quot;{\\rtf \\super 26\\uc0\\u8211{}28\\nosupersub{}}&quot;,&quot;plainCitation&quot;:&quot;26–28&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feVjQtDUr5"/><text:span text:style-name="T174">26</text:span><text:span text:style-name="T170">–28</text:span><text:reference-mark-end text:name="ZOTERO_ITEM CSL_CITATION {&quot;citationID&quot;:&quot;3jdTrARH&quot;,&quot;properties&quot;:{&quot;formattedCitation&quot;:&quot;{\\rtf \\super 26\\uc0\\u8211{}28\\nosupersub{}}&quot;,&quot;plainCitation&quot;:&quot;26–28&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feVjQtDUr5"/><text:span text:style-name="T263"> <text:s/>or language, despite some developments</text:span><text:reference-mark-start text:name="ZOTERO_ITEM CSL_CITATION {&quot;citationID&quot;:&quot;HrcHYyxw&quot;,&quot;properties&quot;:{&quot;formattedCitation&quot;:&quot;{\\rtf \\super 29\\nosupersub{}}&quot;,&quot;plainCitation&quot;:&quot;29&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g3lxhxGJHM"/><text:span text:style-name="T174">29</text:span><text:reference-mark-end text:name="ZOTERO_ITEM CSL_CITATION {&quot;citationID&quot;:&quot;HrcHYyxw&quot;,&quot;properties&quot;:{&quot;formattedCitation&quot;:&quot;{\\rtf \\super 29\\nosupersub{}}&quot;,&quot;plainCitation&quot;:&quot;29&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g3lxhxGJHM"/><text:span text:style-name="T263">. </text:span></text:p>
      <text:p text:style-name="P62"><text:span text:style-name="T268"/></text:p>
      <text:p text:style-name="P5">Agua workflows can be run locally on the head node (where Agua is installed) or on StarCluster cloud node clusters. Once a cluster workflow is started, the StarCluster begins to auto-scale itself, adding new nodes to the cluster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p>
      <text:p text:style-name="P5"/>
      <text:p text:style-name="P38"><text:span text:style-name="T241">Genomic Viewer</text:span></text:p>
      <text:p text:style-name="P77"><text:span text:style-name="T203">Agua’s genome viewer functionality incorporates the AJAX-enabled JBrowse genome viewer (</text:span><text:a xlink:type="simple" xlink:href="http://jbrowse.org/"><text:span text:style-name="T203">http://jbrowse.org</text:span></text:a><text:span text:style-name="T203">) to provide a fast, fluid and responsive genome browser interface </text:span><text:span text:style-name="T204">with </text:span><text:span text:style-name="T203">drag </text:span><text:span text:style-name="T204">and</text:span><text:span text:style-name="T203"> drop feature </text:span><text:span text:style-name="T204">track </text:span><text:span text:style-name="T203">selection and real-time zooming and panning</text:span><text:span text:style-name="T205">.</text:span></text:p>
      <text:p text:style-name="P32"/>
      <text:list xml:id="list1404942462" text:continue-numbering="true" text:style-name="WWNum10">
        <text:list-item>
          <text:list>
            <text:list-item>
              <text:p text:style-name="P57">Customizable genomic views of report data </text:p>
            </text:list-item>
            <text:list-item>
              <text:p text:style-name="P57">Interactive display with rich context menu</text:p>
            </text:list-item>
            <text:list-item>
              <text:p text:style-name="P57">Integrated, extensible genomic features</text:p>
            </text:list-item>
            <text:list-item>
              <text:p text:style-name="P57">Multiple feature views – nucleotide level to aggregate high-level view</text:p>
            </text:list-item>
            <text:list-item>
              <text:p text:style-name="P57">Fast view update</text:p>
            </text:list-item>
            <text:list-item>
              <text:p text:style-name="P57">User can filter view based on data</text:p>
            </text:list-item>
            <text:list-item>
              <text:p text:style-name="P61"><text:span text:style-name="T269">Genomic feature-level annotation by user</text:span></text:p>
            </text:list-item>
          </text:list>
        </text:list-item>
      </text:list>
      <text:p text:style-name="P63"><text:span text:style-name="T269"/></text:p>
      <text:p text:style-name="P37"/>
      <text:p text:style-name="P66"><text:span text:style-name="T203"/></text:p>
      <text:p text:style-name="P5"/>
      <text:p text:style-name="P30">Conclusion</text:p>
      <text:p text:style-name="P47"><text:span text:style-name="T284"/></text:p>
      <text:p text:style-name="P48"><text:span text:style-name="T284">Didactic tutorials: further developments will encompass the design of tutorials. As explained by Cattley and Arthur (2007), integrated web portals are a very efficient learning and teaching tool. Mobyle additionally provides technical support for implementing interactive tutorials. A major issue to be incorporated in its design is to make more interactive components available: as shown by user studies, workflows should be available as semi-automatic protocols, with interactive components enabling the biologist to customize the visualization of the result from an analysis (e.g. a 3D molecule or an alignment). </text:span></text:p>
      <text:p text:style-name="P48"><text:span text:style-name="T284"/></text:p>
      <text:p text:style-name="P55"><text:span text:style-name="T297">I</text:span><text:span text:style-name="T284">ntegrated </text:span><text:span text:style-name="T296">bioinformatics </text:span><text:span text:style-name="T284">web portals </text:span><text:span text:style-name="T291">such as BioManager </text:span><text:span text:style-name="T296">and IMG-ACT </text:span><text:span text:style-name="T291">can be </text:span><text:span text:style-name="T284">very </text:span><text:span text:style-name="T291">effective instruction tools</text:span><text:reference-mark-start text:name="ZOTERO_ITEM CSL_CITATION {&quot;citationID&quot;:&quot;Tj2tbSpg&quot;,&quot;properties&quot;:{&quot;formattedCitation&quot;:&quot;{\\rtf \\super 30,31\\nosupersub{}}&quot;,&quot;plainCitation&quot;:&quot;30,31&quot;},&quot;citationItems&quot;:[{&quot;id&quot;:331,&quot;uris&quot;:[&quot;http://zotero.org/users/local/RPudwOpx/items/3PAF45VS&quot;],&quot;uri&quot;:[&quot;http://zotero.org/users/local/RPudwOpx/items/3PAF45VS&quot;],&quot;itemData&quot;:{&quot;id&quot;:331,&quot;type&quot;:&quot;article-journal&quot;,&quot;title&quot;:&quot;BioManager: the use of a bioinformatics web application as a teaching tool in undergraduate bioinformatics training&quot;,&quot;container-title&quot;:&quot;Briefings in Bioinformatics&quot;,&quot;page&quot;:&quot;457-465&quot;,&quot;volume&quot;:&quot;8&quot;,&quot;issue&quot;:&quot;6&quot;,&quot;source&quot;:&quot;bib.oxfordjournals.org&quot;,&quot;abstract&quot;:&quot;The completion of the human genome project, and other genome sequencing projects, has spearheaded the emergence of the field of bioinformatics. Using computer programs to analyse DNA and protein information has become an important area of life science research and development. While it is not necessary for most life science researchers to develop specialist bioinformatic skills (including software development), basic skills in the application of common bioinformatics software and the effective interpretation of results are increasingly required by all life science researchers. Training in bioinformatics is increasingly occurring within the university system as part of existing undergraduate science and specialist degrees. One difficulty in bioinformatics education is the sheer number of software programs required in order to provide a thorough grounding in the subject to the student. Teaching requires either a well-maintained internal server with all the required software, properly interfacing with student terminals, and with sufficient capacity to handle multiple simultaneous requests, or it requires the individual installation and maintenance of every piece of software on each computer. In both cases, there are difficult issues regarding site maintenance and accessibility. In this article, we discuss the use of BioManager, a web-based bioinformatics application integrating a variety of common bioinformatics tools, for teaching, including its role as the main bioinformatics training tool in some Australian and international universities. We discuss some of the issues with using a bioinformatics resource primarily created for research in an undergraduate teaching environment.&quot;,&quot;DOI&quot;:&quot;10.1093/bib/bbm039&quot;,&quot;ISSN&quot;:&quot;1467-5463, 1477-4054&quot;,&quot;note&quot;:&quot;PMID: 17715151&quot;,&quot;shortTitle&quot;:&quot;BioManager&quot;,&quot;journalAbbreviation&quot;:&quot;Brief Bioinform&quot;,&quot;language&quot;:&quot;en&quot;,&quot;author&quot;:[{&quot;family&quot;:&quot;Cattley&quot;,&quot;given&quot;:&quot;Sonia&quot;},{&quot;family&quot;:&quot;Arthur&quot;,&quot;given&quot;:&quot;Jonathan W.&quot;}],&quot;issued&quot;:{&quot;date-parts&quot;:[[&quot;2007&quot;,11,1]]},&quot;accessed&quot;:{&quot;date-parts&quot;:[[&quot;2013&quot;,8,7]]},&quot;PMID&quot;:&quot;17715151&quot;}},{&quot;id&quot;:335,&quot;uris&quot;:[&quot;http://zotero.org/users/local/RPudwOpx/items/MRKTSQCF&quot;],&quot;uri&quot;:[&quot;http://zotero.org/users/local/RPudwOpx/items/MRKTSQCF&quot;],&quot;itemData&quot;:{&quot;id&quot;:335,&quot;type&quot;:&quot;article-journal&quot;,&quot;title&quot;:&quot;Incorporating Genomics and Bioinformatics across the Life Sciences Curriculum&quot;,&quot;container-title&quot;:&quot;PLoS Biol&quot;,&quot;page&quot;:&quot;e1000448&quot;,&quot;volume&quot;:&quot;8&quot;,&quot;issue&quot;:&quot;8&quot;,&quot;source&quot;:&quot;PLoS Biol&quot;,&quot;DOI&quot;:&quot;10.1371/journal.pbio.1000448&quot;,&quot;journalAbbreviation&quot;:&quot;PLoS Biol&quot;,&quot;author&quot;:[{&quot;family&quot;:&quot;Ditty&quot;,&quot;given&quot;:&quot;Jayna L.&quot;},{&quot;family&quot;:&quot;Kvaal&quot;,&quot;given&quot;:&quot;Christopher A.&quot;},{&quot;family&quot;:&quot;Goodner&quot;,&quot;given&quot;:&quot;Brad&quot;},{&quot;family&quot;:&quot;Freyermuth&quot;,&quot;given&quot;:&quot;Sharyn K.&quot;},{&quot;family&quot;:&quot;Bailey&quot;,&quot;given&quot;:&quot;Cheryl&quot;},{&quot;family&quot;:&quot;Britton&quot;,&quot;given&quot;:&quot;Robert A.&quot;},{&quot;family&quot;:&quot;Gordon&quot;,&quot;given&quot;:&quot;Stuart G.&quot;},{&quot;family&quot;:&quot;Heinhorst&quot;,&quot;given&quot;:&quot;Sabine&quot;},{&quot;family&quot;:&quot;Reed&quot;,&quot;given&quot;:&quot;Kelynne&quot;},{&quot;family&quot;:&quot;Xu&quot;,&quot;given&quot;:&quot;Zhaohui&quot;},{&quot;family&quot;:&quot;Sanders-Lorenz&quot;,&quot;given&quot;:&quot;Erin R.&quot;},{&quot;family&quot;:&quot;Axen&quot;,&quot;given&quot;:&quot;Seth&quot;},{&quot;family&quot;:&quot;Kim&quot;,&quot;given&quot;:&quot;Edwin&quot;},{&quot;family&quot;:&quot;Johns&quot;,&quot;given&quot;:&quot;Mitrick&quot;},{&quot;family&quot;:&quot;Scott&quot;,&quot;given&quot;:&quot;Kathleen&quot;},{&quot;family&quot;:&quot;Kerfeld&quot;,&quot;given&quot;:&quot;Cheryl A.&quot;}],&quot;issued&quot;:{&quot;date-parts&quot;:[[&quot;2010&quot;,8,10]]},&quot;accessed&quot;:{&quot;date-parts&quot;:[[&quot;2013&quot;,8,7]]}}}],&quot;schema&quot;:&quot;https://github.com/citation-style-language/schema/raw/master/csl-citation.json&quot;} RNDwOp7dMOV8W"/><text:span text:style-name="T177">30,31</text:span><text:reference-mark-end text:name="ZOTERO_ITEM CSL_CITATION {&quot;citationID&quot;:&quot;Tj2tbSpg&quot;,&quot;properties&quot;:{&quot;formattedCitation&quot;:&quot;{\\rtf \\super 30,31\\nosupersub{}}&quot;,&quot;plainCitation&quot;:&quot;30,31&quot;},&quot;citationItems&quot;:[{&quot;id&quot;:331,&quot;uris&quot;:[&quot;http://zotero.org/users/local/RPudwOpx/items/3PAF45VS&quot;],&quot;uri&quot;:[&quot;http://zotero.org/users/local/RPudwOpx/items/3PAF45VS&quot;],&quot;itemData&quot;:{&quot;id&quot;:331,&quot;type&quot;:&quot;article-journal&quot;,&quot;title&quot;:&quot;BioManager: the use of a bioinformatics web application as a teaching tool in undergraduate bioinformatics training&quot;,&quot;container-title&quot;:&quot;Briefings in Bioinformatics&quot;,&quot;page&quot;:&quot;457-465&quot;,&quot;volume&quot;:&quot;8&quot;,&quot;issue&quot;:&quot;6&quot;,&quot;source&quot;:&quot;bib.oxfordjournals.org&quot;,&quot;abstract&quot;:&quot;The completion of the human genome project, and other genome sequencing projects, has spearheaded the emergence of the field of bioinformatics. Using computer programs to analyse DNA and protein information has become an important area of life science research and development. While it is not necessary for most life science researchers to develop specialist bioinformatic skills (including software development), basic skills in the application of common bioinformatics software and the effective interpretation of results are increasingly required by all life science researchers. Training in bioinformatics is increasingly occurring within the university system as part of existing undergraduate science and specialist degrees. One difficulty in bioinformatics education is the sheer number of software programs required in order to provide a thorough grounding in the subject to the student. Teaching requires either a well-maintained internal server with all the required software, properly interfacing with student terminals, and with sufficient capacity to handle multiple simultaneous requests, or it requires the individual installation and maintenance of every piece of software on each computer. In both cases, there are difficult issues regarding site maintenance and accessibility. In this article, we discuss the use of BioManager, a web-based bioinformatics application integrating a variety of common bioinformatics tools, for teaching, including its role as the main bioinformatics training tool in some Australian and international universities. We discuss some of the issues with using a bioinformatics resource primarily created for research in an undergraduate teaching environment.&quot;,&quot;DOI&quot;:&quot;10.1093/bib/bbm039&quot;,&quot;ISSN&quot;:&quot;1467-5463, 1477-4054&quot;,&quot;note&quot;:&quot;PMID: 17715151&quot;,&quot;shortTitle&quot;:&quot;BioManager&quot;,&quot;journalAbbreviation&quot;:&quot;Brief Bioinform&quot;,&quot;language&quot;:&quot;en&quot;,&quot;author&quot;:[{&quot;family&quot;:&quot;Cattley&quot;,&quot;given&quot;:&quot;Sonia&quot;},{&quot;family&quot;:&quot;Arthur&quot;,&quot;given&quot;:&quot;Jonathan W.&quot;}],&quot;issued&quot;:{&quot;date-parts&quot;:[[&quot;2007&quot;,11,1]]},&quot;accessed&quot;:{&quot;date-parts&quot;:[[&quot;2013&quot;,8,7]]},&quot;PMID&quot;:&quot;17715151&quot;}},{&quot;id&quot;:335,&quot;uris&quot;:[&quot;http://zotero.org/users/local/RPudwOpx/items/MRKTSQCF&quot;],&quot;uri&quot;:[&quot;http://zotero.org/users/local/RPudwOpx/items/MRKTSQCF&quot;],&quot;itemData&quot;:{&quot;id&quot;:335,&quot;type&quot;:&quot;article-journal&quot;,&quot;title&quot;:&quot;Incorporating Genomics and Bioinformatics across the Life Sciences Curriculum&quot;,&quot;container-title&quot;:&quot;PLoS Biol&quot;,&quot;page&quot;:&quot;e1000448&quot;,&quot;volume&quot;:&quot;8&quot;,&quot;issue&quot;:&quot;8&quot;,&quot;source&quot;:&quot;PLoS Biol&quot;,&quot;DOI&quot;:&quot;10.1371/journal.pbio.1000448&quot;,&quot;journalAbbreviation&quot;:&quot;PLoS Biol&quot;,&quot;author&quot;:[{&quot;family&quot;:&quot;Ditty&quot;,&quot;given&quot;:&quot;Jayna L.&quot;},{&quot;family&quot;:&quot;Kvaal&quot;,&quot;given&quot;:&quot;Christopher A.&quot;},{&quot;family&quot;:&quot;Goodner&quot;,&quot;given&quot;:&quot;Brad&quot;},{&quot;family&quot;:&quot;Freyermuth&quot;,&quot;given&quot;:&quot;Sharyn K.&quot;},{&quot;family&quot;:&quot;Bailey&quot;,&quot;given&quot;:&quot;Cheryl&quot;},{&quot;family&quot;:&quot;Britton&quot;,&quot;given&quot;:&quot;Robert A.&quot;},{&quot;family&quot;:&quot;Gordon&quot;,&quot;given&quot;:&quot;Stuart G.&quot;},{&quot;family&quot;:&quot;Heinhorst&quot;,&quot;given&quot;:&quot;Sabine&quot;},{&quot;family&quot;:&quot;Reed&quot;,&quot;given&quot;:&quot;Kelynne&quot;},{&quot;family&quot;:&quot;Xu&quot;,&quot;given&quot;:&quot;Zhaohui&quot;},{&quot;family&quot;:&quot;Sanders-Lorenz&quot;,&quot;given&quot;:&quot;Erin R.&quot;},{&quot;family&quot;:&quot;Axen&quot;,&quot;given&quot;:&quot;Seth&quot;},{&quot;family&quot;:&quot;Kim&quot;,&quot;given&quot;:&quot;Edwin&quot;},{&quot;family&quot;:&quot;Johns&quot;,&quot;given&quot;:&quot;Mitrick&quot;},{&quot;family&quot;:&quot;Scott&quot;,&quot;given&quot;:&quot;Kathleen&quot;},{&quot;family&quot;:&quot;Kerfeld&quot;,&quot;given&quot;:&quot;Cheryl A.&quot;}],&quot;issued&quot;:{&quot;date-parts&quot;:[[&quot;2010&quot;,8,10]]},&quot;accessed&quot;:{&quot;date-parts&quot;:[[&quot;2013&quot;,8,7]]}}}],&quot;schema&quot;:&quot;https://github.com/citation-style-language/schema/raw/master/csl-citation.json&quot;} RNDwOp7dMOV8W"/><text:span text:style-name="T291">. </text:span><text:span text:style-name="T292">Agua's p</text:span><text:span text:style-name="T291">ara</text:span><text:span text:style-name="T292">meter locking feature can be used to reduce the number of parameters that can be changed </text:span><text:span text:style-name="T295">and load balancing using StarCluster can handle large fluctuations in the number of required computation nodes</text:span><text:span text:style-name="T292">. </text:span><text:span text:style-name="T293">Workflow timeouts can also be set to avoid rogue analyses. </text:span><text:span text:style-name="T294">Realtime chat and email can be used to inform users when maintenance of Agua may impact the completion of workflows.</text:span></text:p>
      <text:p text:style-name="P54"><text:span text:style-name="T292"/></text:p>
      <text:p text:style-name="P47"><text:soft-page-break/><text:span text:style-name="T284"/></text:p>
      <text:section text:style-name="Sect1" text:name="sec-23">
        <text:h text:style-name="P88" text:outline-level="2"><text:span text:style-name="T185">5 CONCLUSIONS</text:span></text:h>
        <text:p text:style-name="P22"><text:bookmark text:name="p-77"/>The design of Mobyle, which provides an effective way to make a large panel of curated bioinformatics tools available in a homogeneous environment, has been driven with the concern to meet the requirements of different audiences—biologists and bioinformaticians, mostly. Our objective was thus to facilitate the access to complex features and advanced technologies by a design that suits the work of biologists, which we were able to observe and understand during a number of interviews and workshops.</text:p>
      </text:section>
      <text:p text:style-name="P46"/>
      <text:p text:style-name="P64"><text:span text:style-name="T265"/></text:p>
      <text:p text:style-name="P41"><text:span text:style-name="T267">Non-genomic</text:span><text:span text:style-name="T266"> Workflows</text:span></text:p>
      <text:p text:style-name="P41"><text:span text:style-name="T266"/></text:p>
      <text:p text:style-name="P41">Agua is a bioinformatics analysis platform for Next Generation Sequencing but can be used as a workflow tool for all Linux-supported command-line applications. </text:p>
      <text:p text:style-name="P35"/>
      <text:p text:style-name="P86"><text:span text:style-name="T265"/></text:p>
      <text:p text:style-name="P5"/>
      <text:list xml:id="list464738932" text:continue-numbering="true" text:style-name="WWNum10">
        <text:list-item>
          <text:p text:style-name="P59">Reports - customizable report extraction from workflow output</text:p>
        </text:list-item>
        <text:list-item>
          <text:p text:style-name="P65"><text:span text:style-name="T279"/></text:p>
        </text:list-item>
      </text:list>
      <text:p text:style-name="P5"/>
      <text:list xml:id="list91428225" text:continue-numbering="true" text:style-name="WWNum10">
        <text:list-item>
          <text:list>
            <text:list-item>
              <text:p text:style-name="P68"><text:span text:style-name="T238">Searchable project annotations</text:span></text:p>
            </text:list-item>
            <text:list-item>
              <text:p text:style-name="P68"><text:span text:style-name="T239"/></text:p>
            </text:list-item>
            <text:list-item>
              <text:p text:style-name="P68"><text:span text:style-name="T238">Loops, conditional branching</text:span></text:p>
            </text:list-item>
          </text:list>
        </text:list-item>
        <text:list-item>
          <text:p text:style-name="P58">Maintain state (action history)</text:p>
        </text:list-item>
      </text:list>
      <text:p text:style-name="P69"><text:span text:style-name="T240"/></text:p>
      <text:p text:style-name="P69"><text:span text:style-name="T240"/></text:p>
      <text:p text:style-name="P70"><text:span text:style-name="T240">Agua’s functional requirements largely encompass those for a proposed ‘genome wiki’ intended to facilitate cooperative genome annotation by a community of experts, reflecting Agua’s utility to the wider genomics community as an accurate, continually updated source of genome annotation.</text:span></text:p>
      <text:p text:style-name="P70"><text:span text:style-name="T240"/></text:p>
      <text:p text:style-name="P76"><text:span text:style-name="T203"/></text:p>
      <text:p text:style-name="P76"><text:span text:style-name="T206">Another unique feature of our approach is that, as part of the reporting and visualization of results, data filters will be designed based on user requirements to extract result subsets and provide genome-level views of the results integrated with external genomic features.</text:span><text:span text:style-name="T203"> Results will also be exportable to downstream analysis applications (Cytoscape, Genespring, R, etc.). </text:span></text:p>
      <text:p text:style-name="P71"><text:span text:style-name="T240"/></text:p>
      <text:p text:style-name="P5"/>
      <text:p text:style-name="P11">List of abbreviations used (if any)</text:p>
      <text:p text:style-name="P8"/>
      <text:p text:style-name="P7"><text:span text:style-name="T207">GUI: Graphical User Interface; </text:span><text:span text:style-name="T233">JSON: Javascript Object Notation; </text:span><text:span text:style-name="T194">NGS: next-generation sequencing.</text:span></text:p>
      <text:p text:style-name="P11"/>
      <text:p text:style-name="P11"><text:soft-page-break/>Authors' contributions</text:p>
      <text:p text:style-name="P16"/>
      <text:p text:style-name="P16">SY and JG designed the approach, acquired the data, interpreted the results and wrote the manuscript. SY implemented the Agua framework and maintains its website, repository and cloud presence.</text:p>
      <text:p text:style-name="P11"/>
      <text:p text:style-name="P11">Authors' information</text:p>
      <text:p text:style-name="P11">Acknowledgements</text:p>
      <text:p text:style-name="P11">References</text:p>
      <text:p text:style-name="P11"/>
      <text:p text:style-name="P2"/>
      <text:section text:style-name="Sect2" text:name="ZOTERO_BIBL {&quot;custom&quot;:[]} CSL_BIBLIOGRAPHY RNDNmgaTCvvWl">
        <text:p text:style-name="Bibliography_20_1"><text:span text:style-name="T193">1.</text:span><text:tab/>FASTSTATS - Deaths and Mortality. at &lt;http://www.cdc.gov/nchs/fastats/deaths.htm&gt;</text:p>
        <text:p text:style-name="Bibliography_20_1">2.<text:tab/>Galperin, M. Y. &amp; Fernandez-Suarez, X. M. The 2012 Nucleic Acids Research Database Issue and the online Molecular Biology Database Collection. <text:span text:style-name="T186">Nucleic Acids Res.</text:span><text:span text:style-name="T188"> </text:span><text:span text:style-name="T189">40,</text:span><text:span text:style-name="T190"> D1–D8 (2012).</text:span></text:p>
        <text:p text:style-name="Bibliography_20_1"><text:span text:style-name="T190">3.<text:tab/>Bolchini, D., Finkelstein, A., Perrone, V. &amp; Nagl, S. Better bioinformatics through usability analysis. </text:span><text:span text:style-name="T187">Bioinformatics</text:span><text:span text:style-name="T190"> </text:span><text:span text:style-name="T189">25,</text:span><text:span text:style-name="T190"> 406–412 (2009).</text:span></text:p>
        <text:p text:style-name="Bibliography_20_1"><text:span text:style-name="T190">4.<text:tab/>Kedes, L. &amp; Campany, G. The new date, new format, new goals and new sponsor of the Archon Genomics X PRIZE Competition. </text:span><text:span text:style-name="T187">Nat. Genet.</text:span><text:span text:style-name="T190"> </text:span><text:span text:style-name="T189">43,</text:span><text:span text:style-name="T190"> 1055–1058 (2011).</text:span></text:p>
        <text:p text:style-name="Bibliography_20_1"><text:span text:style-name="T190">5.<text:tab/>Mesirov, J. P. Accessible Reproducible Research. </text:span><text:span text:style-name="T187">Science</text:span><text:span text:style-name="T190"> </text:span><text:span text:style-name="T189">327,</text:span><text:span text:style-name="T190"> 415–416 (2010).</text:span></text:p>
        <text:p text:style-name="Bibliography_20_1"><text:span text:style-name="T190">6.<text:tab/>Goecks, J., Nekrutenko, A. &amp; Taylor, J. Galaxy: a comprehensive approach for supporting accessible, reproducible, and transparent computational research in the life sciences. </text:span><text:span text:style-name="T187">Genome Biol.</text:span><text:span text:style-name="T190"> </text:span><text:span text:style-name="T189">11,</text:span><text:span text:style-name="T190"> R86 (2010).</text:span></text:p>
        <text:p text:style-name="Bibliography_20_1"><text:span text:style-name="T190">7.<text:tab/>Huang, Y. &amp; Gottardo, R. Comparability and reproducibility of biomedical data. </text:span><text:span text:style-name="T187">Brief. Bioinform.</text:span><text:span text:style-name="T190"> </text:span><text:span text:style-name="T189">14,</text:span><text:span text:style-name="T190"> 391–401 (2013).</text:span></text:p>
        <text:p text:style-name="Bibliography_20_1"><text:span text:style-name="T190">8.<text:tab/>Rice, P., Longden, I. &amp; Bleasby, A. EMBOSS: the European Molecular Biology Open Software Suite. </text:span><text:span text:style-name="T187">Trends Genet. TIG</text:span><text:span text:style-name="T190"> </text:span><text:span text:style-name="T189">16,</text:span><text:span text:style-name="T190"> 276–277 (2000).</text:span></text:p>
        <text:p text:style-name="Bibliography_20_1"><text:span text:style-name="T190">9.<text:tab/>EMBOSS. at &lt;http://emboss.sourceforge.net/&gt;</text:span></text:p>
        <text:p text:style-name="Bibliography_20_1"><text:span text:style-name="T190">10.<text:tab/>NCBITools (NCBI Software Collaboration). at &lt;https://github.com/NCBITools/&gt;</text:span></text:p>
        <text:p text:style-name="Bibliography_20_1"><text:span text:style-name="T190">11.<text:tab/>Lushbough, C., Bergman, M. K., Lawrence, C. J., Jennewein, D. &amp; Brendel, V. BioExtract Server&amp;#x2014;An Integrated Workflow-Enabling System to Access and Analyze Heterogeneous, Distributed Biomolecular Data. </text:span><text:span text:style-name="T187">IEEE/ACM Trans. Comput. Biol. Bioinform.</text:span><text:span text:style-name="T190"> </text:span><text:span text:style-name="T189">7,</text:span><text:span text:style-name="T190"> 12–24 (2010).</text:span></text:p>
        <text:p text:style-name="Bibliography_20_1"><text:span text:style-name="T190">12.<text:tab/>Berthold, M. R. </text:span><text:span text:style-name="T187">et al.</text:span><text:span text:style-name="T190"> in </text:span><text:span text:style-name="T187">Data Anal. Mach. Learn. Appl.</text:span><text:span text:style-name="T190"> (Preisach, C., Burkhardt, P. D. H., Schmidt-Thieme, P. D. L. &amp; Decker, P. D. R.) 319–326 (Springer Berlin Heidelberg, 2008). at &lt;http://link.springer.com/chapter/10.1007/978-3-540-78246-9_38&gt;</text:span></text:p>
        <text:p text:style-name="Bibliography_20_1"><text:span text:style-name="T190">13.<text:tab/>Taylor, J., Schenck, I., Blankenberg, D. &amp; Nekrutenko, A. in </text:span><text:span text:style-name="T187">Curr. Protoc. Bioinforma.</text:span><text:span text:style-name="T190"> (John Wiley &amp; Sons, Inc., 2002). at &lt;http://onlinelibrary.wiley.com/doi/10.1002/0471250953.bi1005s19/abstract&gt;</text:span></text:p>
        <text:p text:style-name="Bibliography_20_1"><text:span text:style-name="T190">14.<text:tab/>Reich, M. </text:span><text:span text:style-name="T187">et al.</text:span><text:span text:style-name="T190"> GenePattern 2.0. </text:span><text:span text:style-name="T187">Nat. Genet.</text:span><text:span text:style-name="T190"> </text:span><text:span text:style-name="T189">38,</text:span><text:span text:style-name="T190"> 500–501 (2006).</text:span></text:p>
        <text:p text:style-name="Bibliography_20_1"><text:span text:style-name="T190">15.<text:tab/>Néron, B. </text:span><text:span text:style-name="T187">et al.</text:span><text:span text:style-name="T190"> Mobyle: a new full web bioinformatics framework. </text:span><text:span text:style-name="T187">Bioinformatics</text:span><text:span text:style-name="T190"> </text:span><text:span text:style-name="T189">25,</text:span><text:span text:style-name="T190"> 3005–3011 (2009).</text:span></text:p>
        <text:p text:style-name="Bibliography_20_1"><text:span text:style-name="T190">16.<text:tab/>Deelman, E., Blythe, J., Gil, Y. &amp; Kesselman, C. </text:span><text:span text:style-name="T187">Pegasus: Planning for Execution in Grids</text:span><text:span text:style-name="T190">. (2002).</text:span></text:p>
        <text:p text:style-name="Bibliography_20_1"><text:span text:style-name="T190">17.<text:tab/>Nekrutenko, A. &amp; Taylor, J. Next-generation sequencing data interpretation: enhancing reproducibility and accessibility. </text:span><text:span text:style-name="T187">Nat. Rev. Genet.</text:span><text:span text:style-name="T190"> </text:span><text:span text:style-name="T189">13,</text:span><text:span text:style-name="T190"> 667–672 (2012).</text:span></text:p>
        <text:p text:style-name="Bibliography_20_1"><text:span text:style-name="T190">18.<text:tab/>Garret, J. Ajax: A New Approach to Web <text:s/>Applications. (2005). at &lt;www.adaptivepath.com/publications/essays/archives/0 00385.php&gt;</text:span></text:p>
        <text:p text:style-name="Bibliography_20_1"><text:span text:style-name="T190">19.<text:tab/>Kasemvilas, S. &amp; Firpo, D. Effects of AJAX Technology on the Usability of Blogs. in </text:span><text:span text:style-name="T187">Proc. Symp. Hum. Interface 2009 Hum. Interface Manag. Inf. Inf. Interact. Part II Held Part HCI Int. 2009</text:span><text:span text:style-name="T190"> 45–54 (Springer-Verlag, 2009). doi:10.1007/978-3-642-02559-4_6</text:span></text:p>
        <text:p text:style-name="Bibliography_20_1"><text:span text:style-name="T190">20.<text:tab/>Kluge, J., Kargl, F. &amp; Weber, M. The Effects of the AJAX Technology on Web Application Usability. in </text:span><text:span text:style-name="T187">WEBIST 2007 Int. Conf. Web Inf. Syst. Technol.</text:span><text:span text:style-name="T190"> 289–294 (2007).</text:span></text:p>
        <text:p text:style-name="Bibliography_20_1"><text:soft-page-break/><text:span text:style-name="T190">21.<text:tab/>Designing for the Scent of Information. The Essentials Every Designer Needs to Know About How Users Navigate Through Large Web Sites. at &lt;http://www.uie.com/reports/scent_of_information/&gt;</text:span></text:p>
        <text:p text:style-name="Bibliography_20_1"><text:span text:style-name="T190">22.<text:tab/>AJAX Command Definition (ACD files). at &lt;http://emboss.sourceforge.net/developers/acd/&gt;</text:span></text:p>
        <text:p text:style-name="Bibliography_20_1"><text:span text:style-name="T190">23.<text:tab/>It’s not about the data. </text:span><text:span text:style-name="T187">Nat. Genet.</text:span><text:span text:style-name="T190"> </text:span><text:span text:style-name="T189">44,</text:span><text:span text:style-name="T190"> 111–111 (2012).</text:span></text:p>
        <text:p text:style-name="Bibliography_20_1"><text:span text:style-name="T190">24.<text:tab/>Digital Object Identifiers: Promise and Problems for Scholarly Publishing. at &lt;http://quod.lib.umich.edu/cgi/t/text/text-idx?c=jep;view=text;rgn=main;idno=3336451.0004.203&gt;</text:span></text:p>
        <text:p text:style-name="Bibliography_20_1"><text:span text:style-name="T190">25.<text:tab/>History of CrossRef. at &lt;http://crossref.org/01company/02history.html&gt;</text:span></text:p>
        <text:p text:style-name="Bibliography_20_1"><text:span text:style-name="T190">26.<text:tab/>Baker, P. G. </text:span><text:span text:style-name="T187">et al.</text:span><text:span text:style-name="T190"> TAMBIS--Transparent Access to Multiple Bioinformatics Information Sources. </text:span><text:span text:style-name="T187">Proc. Int. Conf. Intell. Syst. Mol. Biol. ISMB Int. Conf. Intell. Syst. Mol. Biol.</text:span><text:span text:style-name="T190"> </text:span><text:span text:style-name="T189">6,</text:span><text:span text:style-name="T190"> 25–34 (1998).</text:span></text:p>
        <text:p text:style-name="Bibliography_20_1"><text:span text:style-name="T190">27.<text:tab/>Baker, P. G. </text:span><text:span text:style-name="T187">et al.</text:span><text:span text:style-name="T190"> An ontology for bioinformatics applications. </text:span><text:span text:style-name="T187">Bioinformatics</text:span><text:span text:style-name="T190"> </text:span><text:span text:style-name="T189">15,</text:span><text:span text:style-name="T190"> 510–520 (1999).</text:span></text:p>
        <text:p text:style-name="Bibliography_20_1"><text:span text:style-name="T190">28.<text:tab/>Stevens, R. </text:span><text:span text:style-name="T187">et al.</text:span><text:span text:style-name="T190"> TAMBIS: Transparent Access to Multiple Bioinformatics Information Sources. </text:span><text:span text:style-name="T187">Bioinformatics</text:span><text:span text:style-name="T190"> </text:span><text:span text:style-name="T189">16,</text:span><text:span text:style-name="T190"> 184–186 (2000).</text:span></text:p>
        <text:p text:style-name="Bibliography_20_1"><text:span text:style-name="T190">29.<text:tab/>Rak, R., Kurgan, L. &amp; Reformat, M. xGENIA: A comprehensive OWL ontology based on the GENIA corpus. </text:span><text:span text:style-name="T187">Bioinformation</text:span><text:span text:style-name="T190"> </text:span><text:span text:style-name="T189">1,</text:span><text:span text:style-name="T190"> 360–362 (2007).</text:span></text:p>
        <text:p text:style-name="Bibliography_20_1"><text:span text:style-name="T190">30.<text:tab/>Cattley, S. &amp; Arthur, J. W. BioManager: the use of a bioinformatics web application as a teaching tool in undergraduate bioinformatics training. </text:span><text:span text:style-name="T187">Brief. Bioinform.</text:span><text:span text:style-name="T190"> </text:span><text:span text:style-name="T189">8,</text:span><text:span text:style-name="T190"> 457–465 (2007).</text:span></text:p>
        <text:p text:style-name="Bibliography_20_1"><text:span text:style-name="T190">31.<text:tab/>Ditty, J. L. </text:span><text:span text:style-name="T187">et al.</text:span><text:span text:style-name="T190"> Incorporating Genomics and Bioinformatics across the Life Sciences Curriculum. </text:span><text:span text:style-name="T187">PLoS Biol</text:span><text:span text:style-name="T190"> </text:span><text:span text:style-name="T189">8,</text:span><text:span text:style-name="T190"> e1000448 (2010).</text:span></text:p>
      </text:section>
      <text:p text:style-name="P13"/>
      <text:p text:style-name="P11">Illustrations and figures (if any)</text:p>
      <text:p text:style-name="P11">Tables and captions (if any)</text:p>
      <text:p text:style-name="P11"/>
      <text:p text:style-name="P20"><draw:frame draw:style-name="fr1" draw:name="Object1" text:anchor-type="paragraph" svg:x="-0.7874in" svg:y="0in" svg:width="8.5in" svg:height="4.1492in" draw:z-index="0"><draw:object xlink:href="./Object 1" xlink:type="simple" xlink:show="embed" xlink:actuate="onLoad"/><draw:image xlink:href="./ObjectReplacements/Object 1" xlink:type="simple" xlink:show="embed" xlink:actuate="onLoad"/><svg:desc>OLE-object</svg:desc></draw:frame></text:p>
      <text:p text:style-name="P4"><text:span text:style-name="T243">Figure 1. </text:span><text:span text:style-name="T244">Genomic viewer and bioinformatics workflow tools - functionality co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OpenSymbol" svg:font-family="OpenSymbol"/>
    <style:font-face style:name="arial" svg:font-family="arial, helvetica, 'ＭＳ Ｐゴシック', 'ＭＳ ゴシック', Osaka, 'MS PGothic', sans-serif"/>
    <style:font-face style:name="inherit" svg:font-family="inherit"/>
    <style:font-face style:name="sans-serif" svg:font-family="sans-serif"/>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8T06:17:56</dc:date>
    <dc:creator>syoung </dc:creator>
    <meta:editing-duration>P2DT23H27M57S</meta:editing-duration>
    <meta:editing-cycles>426</meta:editing-cycles>
    <meta:document-statistic meta:table-count="0" meta:image-count="0" meta:object-count="1" meta:page-count="8" meta:paragraph-count="112" meta:word-count="3344" meta:character-count="22558" meta:non-whitespace-character-count="19333"/>
    <meta:user-defined meta:name="ZOTERO_PREF_1">&lt;data data-version="3" zotero-version="4.0.9"&gt;&lt;session id="ojmdXSzX"/&gt;&lt;style id="http://www.zotero.org/styles/nature"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8">00/00/0000</text:date>, <text:time style:data-style-name="N2" text:time-value="0000-00-00T01:20:49">00:00:00</text:time></text:p>
        </style:region-right>
      </style:header>
      <style:header-left style:display="false"/>
      <style:footer>
        <text:p>Page <text:page-number>1</text:page-number> / <text:page-count>99</text:page-count></text:p>
      </style:footer>
      <style:footer-left style:display="false"/>
    </style:master-page>
  </office:master-styles>
</office:document-styles>
</file>